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2236in" fo:margin-bottom="0.2236in"/>
    </style:style>
    <style:style style:name="T2" style:parent-style-name="DefaultParagraphFont" style:family="text">
      <style:text-properties fo:font-weight="bold" style:font-weight-asian="bold" style:font-weight-complex="bold" fo:font-size="24pt" style:font-size-asian="24pt" style:font-size-complex="24pt"/>
    </style:style>
    <style:style style:name="P3" style:parent-style-name="Normal" style:family="paragraph">
      <style:paragraph-properties fo:margin-top="0.1666in" fo:margin-bottom="0.1666in"/>
    </style:style>
    <style:style style:name="T4" style:parent-style-name="DefaultParagraphFont" style:family="text">
      <style:text-properties fo:font-weight="bold" style:font-weight-asian="bold" style:font-weight-complex="bold"/>
    </style:style>
    <style:style style:name="P5" style:parent-style-name="Normal" style:family="paragraph">
      <style:paragraph-properties fo:margin-top="0.1666in" fo:margin-bottom="0.1666in"/>
    </style:style>
    <style:style style:name="T6" style:parent-style-name="DefaultParagraphFont" style:family="text">
      <style:text-properties fo:font-weight="bold" style:font-weight-asian="bold" style:font-weight-complex="bold"/>
    </style:style>
    <style:style style:name="P7" style:parent-style-name="Normal" style:family="paragraph">
      <style:paragraph-properties fo:margin-top="0.1666in" fo:margin-bottom="0.1666in"/>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margin-top="0.1666in" fo:margin-bottom="0.1666in"/>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margin-top="0.1666in" fo:margin-bottom="0.1666in"/>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fo:margin-top="0.1666in" fo:margin-bottom="0.1666in"/>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font-name="Aptos" style:font-name-asian="Aptos" style:font-name-complex="Aptos" fo:font-weight="bold" style:font-weight-asian="bold" style:font-weight-complex="bold" fo:color="#1B1C1D"/>
    </style:style>
    <style:style style:name="P16" style:parent-style-name="Normal" style:family="paragraph">
      <style:paragraph-properties fo:margin-bottom="0.1666in"/>
      <style:text-properties style:font-name="Aptos" style:font-name-asian="Aptos" style:font-name-complex="Aptos" fo:color="#1B1C1D"/>
    </style:style>
    <style:style style:name="P17" style:parent-style-name="Normal" style:family="paragraph">
      <style:paragraph-properties fo:margin-bottom="0.1666in"/>
    </style:style>
    <style:style style:name="T18" style:parent-style-name="DefaultParagraphFont" style:family="text">
      <style:text-properties style:font-name="Aptos" style:font-name-asian="Aptos" style:font-name-complex="Aptos" fo:color="#1B1C1D"/>
    </style:style>
    <style:style style:name="P19" style:parent-style-name="Normal" style:family="paragraph">
      <style:paragraph-properties fo:margin-bottom="0.1666in"/>
    </style:style>
    <style:style style:name="T20" style:parent-style-name="DefaultParagraphFont" style:family="text">
      <style:text-properties style:font-name="Aptos" style:font-name-asian="Aptos" style:font-name-complex="Aptos" fo:color="#1B1C1D"/>
    </style:style>
    <style:style style:name="P21" style:parent-style-name="Normal" style:family="paragraph">
      <style:paragraph-properties fo:margin-bottom="0.1666in"/>
    </style:style>
    <style:style style:name="T22" style:parent-style-name="DefaultParagraphFont" style:family="text">
      <style:text-properties style:font-name="Aptos" style:font-name-asian="Aptos" style:font-name-complex="Aptos" fo:color="#1B1C1D"/>
    </style:style>
    <style:style style:name="P23" style:parent-style-name="Heading3" style:family="paragraph">
      <style:paragraph-properties fo:margin-top="0in" fo:margin-bottom="0.0833in"/>
    </style:style>
    <style:style style:name="T24" style:parent-style-name="DefaultParagraphFont" style:family="text">
      <style:text-properties style:font-name="Aptos" style:font-name-asian="Aptos" style:font-name-complex="Aptos" fo:font-weight="bold" style:font-weight-asian="bold" style:font-weight-complex="bold" fo:color="#1B1C1D"/>
    </style:style>
    <style:style style:name="P25" style:parent-style-name="Normal" style:family="paragraph">
      <style:paragraph-properties fo:margin-bottom="0.1666in"/>
    </style:style>
    <style:style style:name="T26" style:parent-style-name="DefaultParagraphFont" style:family="text">
      <style:text-properties style:font-name="Aptos" style:font-name-asian="Aptos" style:font-name-complex="Aptos" fo:color="#1B1C1D"/>
    </style:style>
    <style:style style:name="P27" style:parent-style-name="Normal" style:family="paragraph">
      <style:paragraph-properties fo:margin-bottom="0.1666in"/>
    </style:style>
    <style:style style:name="T28" style:parent-style-name="DefaultParagraphFont" style:family="text">
      <style:text-properties style:font-name="Aptos" style:font-name-asian="Aptos" style:font-name-complex="Aptos" fo:color="#1B1C1D"/>
    </style:style>
    <style:style style:name="T29" style:parent-style-name="DefaultParagraphFont" style:family="text">
      <style:text-properties style:font-name="Aptos" style:font-name-asian="Aptos" style:font-name-complex="Aptos" fo:font-style="italic" style:font-style-asian="italic" style:font-style-complex="italic" fo:color="#1B1C1D"/>
    </style:style>
    <style:style style:name="T30" style:parent-style-name="DefaultParagraphFont" style:family="text">
      <style:text-properties style:font-name="Aptos" style:font-name-asian="Aptos" style:font-name-complex="Aptos" fo:color="#1B1C1D"/>
    </style:style>
    <style:style style:name="P31" style:parent-style-name="Normal" style:family="paragraph">
      <style:paragraph-properties fo:margin-bottom="0.1666in"/>
    </style:style>
    <style:style style:name="T32" style:parent-style-name="DefaultParagraphFont" style:family="text">
      <style:text-properties style:font-name="Aptos" style:font-name-asian="Aptos" style:font-name-complex="Aptos" fo:color="#1B1C1D"/>
    </style:style>
    <style:style style:name="P33" style:parent-style-name="Normal" style:family="paragraph">
      <style:paragraph-properties fo:margin-bottom="0.1666in"/>
    </style:style>
    <style:style style:name="T34" style:parent-style-name="DefaultParagraphFont" style:family="text">
      <style:text-properties style:font-name="Aptos" style:font-name-asian="Aptos" style:font-name-complex="Aptos" fo:font-weight="bold" style:font-weight-asian="bold" style:font-weight-complex="bold" fo:color="#1B1C1D"/>
    </style:style>
    <style:style style:name="P35" style:parent-style-name="Normal" style:family="paragraph">
      <style:paragraph-properties fo:margin-bottom="0.1666in"/>
    </style:style>
    <style:style style:name="T36" style:parent-style-name="DefaultParagraphFont" style:family="text">
      <style:text-properties style:font-name="Aptos" style:font-name-asian="Aptos" style:font-name-complex="Aptos" fo:color="#1B1C1D"/>
    </style:style>
    <style:style style:name="P37" style:parent-style-name="Heading2" style:family="paragraph">
      <style:paragraph-properties fo:margin-top="0.2076in" fo:margin-bottom="0.2076in"/>
    </style:style>
    <style:style style:name="T3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9" style:parent-style-name="Normal" style:family="paragraph">
      <style:paragraph-properties fo:margin-top="0.1666in" fo:margin-bottom="0.1666in"/>
    </style:style>
    <style:style style:name="T40" style:parent-style-name="DefaultParagraphFont" style:family="text">
      <style:text-properties style:font-name="Aptos" style:font-name-asian="Aptos" style:font-name-complex="Aptos"/>
    </style:style>
    <style:style style:name="P41" style:parent-style-name="Heading3" style:family="paragraph">
      <style:paragraph-properties fo:margin-top="0.1951in" fo:margin-bottom="0.1951in"/>
    </style:style>
    <style:style style:name="T42" style:parent-style-name="DefaultParagraphFont" style:family="text">
      <style:text-properties style:font-name="Aptos" style:font-name-asian="Aptos" style:font-name-complex="Aptos" fo:font-weight="bold" style:font-weight-asian="bold" style:font-weight-complex="bold"/>
    </style:style>
    <style:style style:name="P43" style:parent-style-name="Normal" style:family="paragraph">
      <style:paragraph-properties fo:margin-top="0.1666in" fo:margin-bottom="0.1666in"/>
    </style:style>
    <style:style style:name="T44" style:parent-style-name="DefaultParagraphFont" style:family="text">
      <style:text-properties style:font-name="Aptos" style:font-name-asian="Aptos" style:font-name-complex="Aptos"/>
    </style:style>
    <style:style style:name="P45" style:parent-style-name="Normal" style:family="paragraph">
      <style:paragraph-properties fo:margin-top="0.1666in" fo:margin-bottom="0.1666in"/>
    </style:style>
    <style:style style:name="T46" style:parent-style-name="DefaultParagraphFont" style:family="text">
      <style:text-properties style:font-name="Aptos" style:font-name-asian="Aptos" style:font-name-complex="Aptos"/>
    </style:style>
    <style:style style:name="P47" style:parent-style-name="Heading3" style:family="paragraph">
      <style:paragraph-properties fo:margin-top="0.1951in" fo:margin-bottom="0.1951in"/>
    </style:style>
    <style:style style:name="T48" style:parent-style-name="DefaultParagraphFont" style:family="text">
      <style:text-properties style:font-name="Aptos" style:font-name-asian="Aptos" style:font-name-complex="Aptos" fo:font-weight="bold" style:font-weight-asian="bold" style:font-weight-complex="bold"/>
    </style:style>
    <style:style style:name="P49" style:parent-style-name="Normal" style:family="paragraph">
      <style:paragraph-properties fo:margin-top="0.1666in" fo:margin-bottom="0.1666in"/>
    </style:style>
    <style:style style:name="T50" style:parent-style-name="DefaultParagraphFont" style:family="text">
      <style:text-properties style:font-name="Aptos" style:font-name-asian="Aptos" style:font-name-complex="Aptos"/>
    </style:style>
    <style:style style:name="T51" style:parent-style-name="DefaultParagraphFont" style:family="text">
      <style:text-properties style:font-name="Aptos" style:font-name-asian="Aptos" style:font-name-complex="Aptos" fo:font-weight="bold" style:font-weight-asian="bold" style:font-weight-complex="bold"/>
    </style:style>
    <style:style style:name="T52" style:parent-style-name="DefaultParagraphFont" style:family="text">
      <style:text-properties style:font-name="Aptos" style:font-name-asian="Aptos" style:font-name-complex="Aptos"/>
    </style:style>
    <style:style style:name="T53" style:parent-style-name="DefaultParagraphFont" style:family="text">
      <style:text-properties style:font-name="Aptos" style:font-name-asian="Aptos" style:font-name-complex="Aptos" fo:font-style="italic" style:font-style-asian="italic" style:font-style-complex="italic"/>
    </style:style>
    <style:style style:name="T54" style:parent-style-name="DefaultParagraphFont" style:family="text">
      <style:text-properties style:font-name="Aptos" style:font-name-asian="Aptos" style:font-name-complex="Aptos"/>
    </style:style>
    <style:style style:name="T55" style:parent-style-name="DefaultParagraphFont" style:family="text">
      <style:text-properties style:font-name="Aptos" style:font-name-asian="Aptos" style:font-name-complex="Aptos" fo:font-style="italic" style:font-style-asian="italic" style:font-style-complex="italic"/>
    </style:style>
    <style:style style:name="T56" style:parent-style-name="DefaultParagraphFont" style:family="text">
      <style:text-properties style:font-name="Aptos" style:font-name-asian="Aptos" style:font-name-complex="Aptos"/>
    </style:style>
    <style:style style:name="P57" style:parent-style-name="Normal" style:family="paragraph">
      <style:paragraph-properties fo:margin-top="0.1666in" fo:margin-bottom="0.1666in"/>
    </style:style>
    <style:style style:name="T58" style:parent-style-name="DefaultParagraphFont" style:family="text">
      <style:text-properties style:font-name="Aptos" style:font-name-asian="Aptos" style:font-name-complex="Aptos"/>
    </style:style>
    <style:style style:name="P59" style:parent-style-name="Heading3" style:family="paragraph">
      <style:paragraph-properties fo:margin-top="0.1951in" fo:margin-bottom="0.1951in"/>
    </style:style>
    <style:style style:name="T60" style:parent-style-name="DefaultParagraphFont" style:family="text">
      <style:text-properties style:font-name="Aptos" style:font-name-asian="Aptos" style:font-name-complex="Aptos" fo:font-weight="bold" style:font-weight-asian="bold" style:font-weight-complex="bold"/>
    </style:style>
    <style:style style:name="P61" style:parent-style-name="Normal" style:family="paragraph">
      <style:paragraph-properties fo:margin-top="0.1666in" fo:margin-bottom="0.1666in"/>
    </style:style>
    <style:style style:name="T62" style:parent-style-name="DefaultParagraphFont" style:family="text">
      <style:text-properties style:font-name="Aptos" style:font-name-asian="Aptos" style:font-name-complex="Aptos"/>
    </style:style>
    <style:style style:name="P63" style:parent-style-name="Normal" style:family="paragraph">
      <style:paragraph-properties fo:margin-top="0.1666in" fo:margin-bottom="0.1666in"/>
    </style:style>
    <style:style style:name="T64" style:parent-style-name="DefaultParagraphFont" style:family="text">
      <style:text-properties style:font-name="Aptos" style:font-name-asian="Aptos" style:font-name-complex="Aptos"/>
    </style:style>
    <style:style style:name="P65" style:parent-style-name="Heading3" style:family="paragraph">
      <style:paragraph-properties fo:margin-top="0.1951in" fo:margin-bottom="0.1951in"/>
    </style:style>
    <style:style style:name="T66" style:parent-style-name="DefaultParagraphFont" style:family="text">
      <style:text-properties style:font-name="Aptos" style:font-name-asian="Aptos" style:font-name-complex="Aptos" fo:font-weight="bold" style:font-weight-asian="bold" style:font-weight-complex="bold"/>
    </style:style>
    <style:style style:name="P67" style:parent-style-name="Normal" style:family="paragraph">
      <style:paragraph-properties fo:margin-top="0.1666in" fo:margin-bottom="0.1666in"/>
    </style:style>
    <style:style style:name="T68" style:parent-style-name="DefaultParagraphFont" style:family="text">
      <style:text-properties style:font-name="Aptos" style:font-name-asian="Aptos" style:font-name-complex="Aptos"/>
    </style:style>
    <style:style style:name="P69" style:parent-style-name="Normal" style:family="paragraph">
      <style:paragraph-properties fo:margin-top="0.1666in" fo:margin-bottom="0.1666in"/>
    </style:style>
    <style:style style:name="T70" style:parent-style-name="DefaultParagraphFont" style:family="text">
      <style:text-properties style:font-name="Aptos" style:font-name-asian="Aptos" style:font-name-complex="Aptos"/>
    </style:style>
    <style:style style:name="P71" style:parent-style-name="Heading2" style:family="paragraph">
      <style:paragraph-properties fo:margin-top="0.2076in" fo:margin-bottom="0.2076in"/>
    </style:style>
    <style:style style:name="T7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3" style:parent-style-name="ListParagraph" style:list-style-name="LFO13" style:family="paragraph">
      <style:paragraph-properties fo:margin-top="0.1666in" fo:margin-bottom="0.1666in"/>
    </style:style>
    <style:style style:name="T74" style:parent-style-name="DefaultParagraphFont" style:family="text">
      <style:text-properties style:font-name="Aptos" style:font-name-asian="Aptos" style:font-name-complex="Aptos" fo:font-weight="bold" style:font-weight-asian="bold" style:font-weight-complex="bold"/>
    </style:style>
    <style:style style:name="T75" style:parent-style-name="DefaultParagraphFont" style:family="text">
      <style:text-properties style:font-name="Aptos" style:font-name-asian="Aptos" style:font-name-complex="Aptos"/>
    </style:style>
    <style:style style:name="P76" style:parent-style-name="ListParagraph" style:list-style-name="LFO13" style:family="paragraph">
      <style:paragraph-properties fo:margin-top="0.1666in" fo:margin-bottom="0.1666in"/>
    </style:style>
    <style:style style:name="T77" style:parent-style-name="DefaultParagraphFont" style:family="text">
      <style:text-properties style:font-name="Aptos" style:font-name-asian="Aptos" style:font-name-complex="Aptos" fo:font-weight="bold" style:font-weight-asian="bold" style:font-weight-complex="bold"/>
    </style:style>
    <style:style style:name="T78" style:parent-style-name="DefaultParagraphFont" style:family="text">
      <style:text-properties style:font-name="Aptos" style:font-name-asian="Aptos" style:font-name-complex="Aptos"/>
    </style:style>
    <style:style style:name="P79" style:parent-style-name="ListParagraph" style:list-style-name="LFO13" style:family="paragraph">
      <style:paragraph-properties fo:margin-top="0.1666in" fo:margin-bottom="0.1666in"/>
    </style:style>
    <style:style style:name="T80" style:parent-style-name="DefaultParagraphFont" style:family="text">
      <style:text-properties style:font-name="Aptos" style:font-name-asian="Aptos" style:font-name-complex="Aptos" fo:font-weight="bold" style:font-weight-asian="bold" style:font-weight-complex="bold"/>
    </style:style>
    <style:style style:name="T81" style:parent-style-name="DefaultParagraphFont" style:family="text">
      <style:text-properties style:font-name="Aptos" style:font-name-asian="Aptos" style:font-name-complex="Aptos"/>
    </style:style>
    <style:style style:name="P82" style:parent-style-name="ListParagraph" style:list-style-name="LFO13" style:family="paragraph">
      <style:paragraph-properties fo:margin-top="0.1666in" fo:margin-bottom="0.1666in"/>
    </style:style>
    <style:style style:name="T83" style:parent-style-name="DefaultParagraphFont" style:family="text">
      <style:text-properties style:font-name="Aptos" style:font-name-asian="Aptos" style:font-name-complex="Aptos" fo:font-weight="bold" style:font-weight-asian="bold" style:font-weight-complex="bold"/>
    </style:style>
    <style:style style:name="T84" style:parent-style-name="DefaultParagraphFont" style:family="text">
      <style:text-properties style:font-name="Aptos" style:font-name-asian="Aptos" style:font-name-complex="Aptos"/>
    </style:style>
    <style:style style:name="P85" style:parent-style-name="Normal" style:family="paragraph">
      <style:paragraph-properties fo:margin-top="0.1666in" fo:margin-bottom="0.1666in"/>
    </style:style>
    <style:style style:name="T86" style:parent-style-name="DefaultParagraphFont" style:family="text">
      <style:text-properties style:font-name="Aptos" style:font-name-asian="Aptos" style:font-name-complex="Aptos"/>
    </style:style>
    <style:style style:name="T87" style:parent-style-name="DefaultParagraphFont" style:family="text">
      <style:text-properties style:font-name="Aptos" style:font-name-asian="Aptos" style:font-name-complex="Aptos" fo:font-weight="bold" style:font-weight-asian="bold" style:font-weight-complex="bold"/>
    </style:style>
    <style:style style:name="T88" style:parent-style-name="DefaultParagraphFont" style:family="text">
      <style:text-properties style:font-name="Aptos" style:font-name-asian="Aptos" style:font-name-complex="Aptos"/>
    </style:style>
    <style:style style:name="P89" style:parent-style-name="Normal" style:family="paragraph">
      <style:paragraph-properties fo:margin-top="0.1666in" fo:margin-bottom="0.1666in"/>
      <style:text-properties style:font-name="Aptos" style:font-name-asian="Aptos" style:font-name-complex="Aptos"/>
    </style:style>
    <style:style style:name="P90" style:parent-style-name="Normal" style:family="paragraph">
      <style:paragraph-properties fo:margin-top="0.1666in" fo:margin-bottom="0.1666in"/>
      <style:text-properties style:font-name="Aptos" style:font-name-asian="Aptos" style:font-name-complex="Aptos"/>
    </style:style>
    <style:style style:name="P91" style:parent-style-name="Normal" style:family="paragraph">
      <style:paragraph-properties fo:margin-bottom="0.1666in"/>
      <style:text-properties style:font-name="Aptos" style:font-name-asian="Aptos" style:font-name-complex="Aptos" fo:color="#1B1C1D"/>
    </style:style>
    <style:style style:name="P92" style:parent-style-name="Heading2" style:family="paragraph">
      <style:paragraph-properties fo:margin-top="0.2076in" fo:margin-bottom="0.2076in"/>
    </style:style>
    <style:style style:name="T9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94" style:parent-style-name="Normal" style:family="paragraph">
      <style:paragraph-properties fo:margin-top="0.1666in" fo:margin-bottom="0.1666in"/>
    </style:style>
    <style:style style:name="T95" style:parent-style-name="DefaultParagraphFont" style:family="text">
      <style:text-properties style:font-name="Aptos" style:font-name-asian="Aptos" style:font-name-complex="Aptos"/>
    </style:style>
    <style:style style:name="P96" style:parent-style-name="Heading3" style:family="paragraph">
      <style:paragraph-properties fo:margin-top="0.1951in" fo:margin-bottom="0.1951in"/>
    </style:style>
    <style:style style:name="T97" style:parent-style-name="DefaultParagraphFont" style:family="text">
      <style:text-properties style:font-name="Aptos" style:font-name-asian="Aptos" style:font-name-complex="Aptos" fo:font-weight="bold" style:font-weight-asian="bold" style:font-weight-complex="bold"/>
    </style:style>
    <style:style style:name="P98" style:parent-style-name="Normal" style:family="paragraph">
      <style:paragraph-properties fo:margin-top="0.1666in" fo:margin-bottom="0.1666in"/>
    </style:style>
    <style:style style:name="T99" style:parent-style-name="DefaultParagraphFont" style:family="text">
      <style:text-properties style:font-name="Aptos" style:font-name-asian="Aptos" style:font-name-complex="Aptos"/>
    </style:style>
    <style:style style:name="P100" style:parent-style-name="Normal" style:family="paragraph">
      <style:paragraph-properties fo:margin-top="0.1666in" fo:margin-bottom="0.1666in"/>
    </style:style>
    <style:style style:name="T101" style:parent-style-name="DefaultParagraphFont" style:family="text">
      <style:text-properties style:font-name="Aptos" style:font-name-asian="Aptos" style:font-name-complex="Aptos"/>
    </style:style>
    <style:style style:name="P102" style:parent-style-name="Normal" style:family="paragraph">
      <style:paragraph-properties fo:margin-top="0.1666in" fo:margin-bottom="0.1666in"/>
    </style:style>
    <style:style style:name="T103" style:parent-style-name="DefaultParagraphFont" style:family="text">
      <style:text-properties style:font-name="Aptos" style:font-name-asian="Aptos" style:font-name-complex="Aptos"/>
    </style:style>
    <style:style style:name="P104" style:parent-style-name="Normal" style:family="paragraph">
      <style:paragraph-properties fo:margin-top="0.1666in" fo:margin-bottom="0.1666in"/>
    </style:style>
    <style:style style:name="T105" style:parent-style-name="DefaultParagraphFont" style:family="text">
      <style:text-properties style:font-name="Aptos" style:font-name-asian="Aptos" style:font-name-complex="Aptos"/>
    </style:style>
    <style:style style:name="P106" style:parent-style-name="Normal" style:family="paragraph">
      <style:paragraph-properties fo:margin-top="0.1666in" fo:margin-bottom="0.1666in"/>
    </style:style>
    <style:style style:name="T107" style:parent-style-name="DefaultParagraphFont" style:family="text">
      <style:text-properties style:font-name="Aptos" style:font-name-asian="Aptos" style:font-name-complex="Aptos"/>
    </style:style>
    <style:style style:name="P108" style:parent-style-name="Normal" style:family="paragraph">
      <style:paragraph-properties fo:margin-top="0.1666in" fo:margin-bottom="0.1666in"/>
    </style:style>
    <style:style style:name="T109" style:parent-style-name="DefaultParagraphFont" style:family="text">
      <style:text-properties style:font-name="Aptos" style:font-name-asian="Aptos" style:font-name-complex="Aptos"/>
    </style:style>
    <style:style style:name="P110" style:parent-style-name="Normal" style:family="paragraph">
      <style:paragraph-properties fo:margin-top="0.1666in" fo:margin-bottom="0.1666in"/>
    </style:style>
    <style:style style:name="T111" style:parent-style-name="DefaultParagraphFont" style:family="text">
      <style:text-properties style:font-name="Aptos" style:font-name-asian="Aptos" style:font-name-complex="Aptos"/>
    </style:style>
    <style:style style:name="P112" style:parent-style-name="Heading3" style:family="paragraph">
      <style:paragraph-properties fo:margin-top="0.1951in" fo:margin-bottom="0.1951in"/>
    </style:style>
    <style:style style:name="T113" style:parent-style-name="DefaultParagraphFont" style:family="text">
      <style:text-properties style:font-name="Aptos" style:font-name-asian="Aptos" style:font-name-complex="Aptos" fo:font-weight="bold" style:font-weight-asian="bold" style:font-weight-complex="bold"/>
    </style:style>
    <style:style style:name="P114" style:parent-style-name="Normal" style:family="paragraph">
      <style:paragraph-properties fo:margin-top="0.1666in" fo:margin-bottom="0.1666in"/>
    </style:style>
    <style:style style:name="T115" style:parent-style-name="DefaultParagraphFont" style:family="text">
      <style:text-properties style:font-name="Aptos" style:font-name-asian="Aptos" style:font-name-complex="Aptos"/>
    </style:style>
    <style:style style:name="P116" style:parent-style-name="Heading4" style:family="paragraph">
      <style:paragraph-properties fo:margin-top="0.2215in" fo:margin-bottom="0.2215in"/>
    </style:style>
    <style:style style:name="T117" style:parent-style-name="DefaultParagraphFont" style:family="text">
      <style:text-properties style:font-name="Aptos" style:font-name-asian="Aptos" style:font-name-complex="Aptos" fo:font-weight="bold" style:font-weight-asian="bold" style:font-weight-complex="bold"/>
    </style:style>
    <style:style style:name="P118" style:parent-style-name="Normal" style:family="paragraph">
      <style:paragraph-properties fo:margin-top="0.1666in" fo:margin-bottom="0.1666in"/>
    </style:style>
    <style:style style:name="T119" style:parent-style-name="DefaultParagraphFont" style:family="text">
      <style:text-properties style:font-name="Aptos" style:font-name-asian="Aptos" style:font-name-complex="Aptos"/>
    </style:style>
    <style:style style:name="P120" style:parent-style-name="Normal" style:family="paragraph">
      <style:paragraph-properties fo:margin-top="0.1666in" fo:margin-bottom="0.1666in"/>
    </style:style>
    <style:style style:name="T121" style:parent-style-name="DefaultParagraphFont" style:family="text">
      <style:text-properties style:font-name="Aptos" style:font-name-asian="Aptos" style:font-name-complex="Aptos"/>
    </style:style>
    <style:style style:name="P122" style:parent-style-name="Normal" style:family="paragraph">
      <style:paragraph-properties fo:margin-top="0.1666in" fo:margin-bottom="0.1666in"/>
    </style:style>
    <style:style style:name="T123" style:parent-style-name="DefaultParagraphFont" style:family="text">
      <style:text-properties style:font-name="Aptos" style:font-name-asian="Aptos" style:font-name-complex="Aptos"/>
    </style:style>
    <style:style style:name="P124" style:parent-style-name="Normal" style:family="paragraph">
      <style:paragraph-properties fo:margin-top="0.1666in" fo:margin-bottom="0.1666in"/>
    </style:style>
    <style:style style:name="T125" style:parent-style-name="DefaultParagraphFont" style:family="text">
      <style:text-properties style:font-name="Aptos" style:font-name-asian="Aptos" style:font-name-complex="Aptos"/>
    </style:style>
    <style:style style:name="P126" style:parent-style-name="Normal" style:family="paragraph">
      <style:paragraph-properties fo:margin-top="0.1666in" fo:margin-bottom="0.1666in"/>
    </style:style>
    <style:style style:name="T127" style:parent-style-name="DefaultParagraphFont" style:family="text">
      <style:text-properties style:font-name="Aptos" style:font-name-asian="Aptos" style:font-name-complex="Aptos"/>
    </style:style>
    <style:style style:name="P128" style:parent-style-name="Normal" style:family="paragraph">
      <style:paragraph-properties fo:margin-top="0.1666in" fo:margin-bottom="0.1666in"/>
    </style:style>
    <style:style style:name="T129" style:parent-style-name="DefaultParagraphFont" style:family="text">
      <style:text-properties style:font-name="Aptos" style:font-name-asian="Aptos" style:font-name-complex="Aptos"/>
    </style:style>
    <style:style style:name="P130" style:parent-style-name="Normal" style:family="paragraph">
      <style:paragraph-properties fo:margin-top="0.1666in" fo:margin-bottom="0.1666in"/>
    </style:style>
    <style:style style:name="T131" style:parent-style-name="DefaultParagraphFont" style:family="text">
      <style:text-properties style:font-name="Aptos" style:font-name-asian="Aptos" style:font-name-complex="Aptos"/>
    </style:style>
    <style:style style:name="P132" style:parent-style-name="Heading4" style:family="paragraph">
      <style:paragraph-properties fo:margin-top="0.2215in" fo:margin-bottom="0.2215in"/>
    </style:style>
    <style:style style:name="T133" style:parent-style-name="DefaultParagraphFont" style:family="text">
      <style:text-properties style:font-name="Aptos" style:font-name-asian="Aptos" style:font-name-complex="Aptos" fo:font-weight="bold" style:font-weight-asian="bold" style:font-weight-complex="bold"/>
    </style:style>
    <style:style style:name="P134" style:parent-style-name="Normal" style:family="paragraph">
      <style:paragraph-properties fo:margin-top="0.1666in" fo:margin-bottom="0.1666in"/>
    </style:style>
    <style:style style:name="T135" style:parent-style-name="DefaultParagraphFont" style:family="text">
      <style:text-properties style:font-name="Aptos" style:font-name-asian="Aptos" style:font-name-complex="Aptos"/>
    </style:style>
    <style:style style:name="P136" style:parent-style-name="Normal" style:family="paragraph">
      <style:paragraph-properties fo:margin-top="0.1666in" fo:margin-bottom="0.1666in"/>
    </style:style>
    <style:style style:name="T137" style:parent-style-name="DefaultParagraphFont" style:family="text">
      <style:text-properties style:font-name="Aptos" style:font-name-asian="Aptos" style:font-name-complex="Aptos"/>
    </style:style>
    <style:style style:name="P138" style:parent-style-name="Normal" style:family="paragraph">
      <style:paragraph-properties fo:margin-top="0.1666in" fo:margin-bottom="0.1666in"/>
    </style:style>
    <style:style style:name="T139" style:parent-style-name="DefaultParagraphFont" style:family="text">
      <style:text-properties style:font-name="Aptos" style:font-name-asian="Aptos" style:font-name-complex="Aptos"/>
    </style:style>
    <style:style style:name="P140" style:parent-style-name="Normal" style:family="paragraph">
      <style:paragraph-properties fo:margin-top="0.1666in" fo:margin-bottom="0.1666in"/>
    </style:style>
    <style:style style:name="T141" style:parent-style-name="DefaultParagraphFont" style:family="text">
      <style:text-properties style:font-name="Aptos" style:font-name-asian="Aptos" style:font-name-complex="Aptos"/>
    </style:style>
    <style:style style:name="P142" style:parent-style-name="Normal" style:family="paragraph">
      <style:paragraph-properties fo:margin-top="0.1666in" fo:margin-bottom="0.1666in"/>
    </style:style>
    <style:style style:name="T143" style:parent-style-name="DefaultParagraphFont" style:family="text">
      <style:text-properties style:font-name="Aptos" style:font-name-asian="Aptos" style:font-name-complex="Aptos"/>
    </style:style>
    <style:style style:name="P144" style:parent-style-name="Normal" style:family="paragraph">
      <style:paragraph-properties fo:margin-top="0.1666in" fo:margin-bottom="0.1666in"/>
    </style:style>
    <style:style style:name="T145" style:parent-style-name="DefaultParagraphFont" style:family="text">
      <style:text-properties style:font-name="Aptos" style:font-name-asian="Aptos" style:font-name-complex="Aptos"/>
    </style:style>
    <style:style style:name="P146" style:parent-style-name="Heading4" style:family="paragraph">
      <style:paragraph-properties fo:margin-top="0.2215in" fo:margin-bottom="0.2215in"/>
    </style:style>
    <style:style style:name="T147" style:parent-style-name="DefaultParagraphFont" style:family="text">
      <style:text-properties style:font-name="Aptos" style:font-name-asian="Aptos" style:font-name-complex="Aptos" fo:font-weight="bold" style:font-weight-asian="bold" style:font-weight-complex="bold"/>
    </style:style>
    <style:style style:name="P148" style:parent-style-name="Normal" style:family="paragraph">
      <style:paragraph-properties fo:margin-top="0.1666in" fo:margin-bottom="0.1666in"/>
    </style:style>
    <style:style style:name="T149" style:parent-style-name="DefaultParagraphFont" style:family="text">
      <style:text-properties style:font-name="Aptos" style:font-name-asian="Aptos" style:font-name-complex="Aptos"/>
    </style:style>
    <style:style style:name="P150" style:parent-style-name="Normal" style:family="paragraph">
      <style:paragraph-properties fo:margin-top="0.1666in" fo:margin-bottom="0.1666in"/>
    </style:style>
    <style:style style:name="T151" style:parent-style-name="DefaultParagraphFont" style:family="text">
      <style:text-properties style:font-name="Aptos" style:font-name-asian="Aptos" style:font-name-complex="Aptos"/>
    </style:style>
    <style:style style:name="P152" style:parent-style-name="Normal" style:family="paragraph">
      <style:paragraph-properties fo:margin-top="0.1666in" fo:margin-bottom="0.1666in"/>
    </style:style>
    <style:style style:name="T153" style:parent-style-name="DefaultParagraphFont" style:family="text">
      <style:text-properties style:font-name="Aptos" style:font-name-asian="Aptos" style:font-name-complex="Aptos"/>
    </style:style>
    <style:style style:name="P154" style:parent-style-name="Normal" style:family="paragraph">
      <style:paragraph-properties fo:margin-top="0.1666in" fo:margin-bottom="0.1666in"/>
    </style:style>
    <style:style style:name="T155" style:parent-style-name="DefaultParagraphFont" style:family="text">
      <style:text-properties style:font-name="Aptos" style:font-name-asian="Aptos" style:font-name-complex="Aptos"/>
    </style:style>
    <style:style style:name="P156" style:parent-style-name="Normal" style:family="paragraph">
      <style:paragraph-properties fo:margin-top="0.1666in" fo:margin-bottom="0.1666in"/>
    </style:style>
    <style:style style:name="T157" style:parent-style-name="DefaultParagraphFont" style:family="text">
      <style:text-properties style:font-name="Aptos" style:font-name-asian="Aptos" style:font-name-complex="Aptos"/>
    </style:style>
    <style:style style:name="P158" style:parent-style-name="Normal" style:family="paragraph">
      <style:paragraph-properties fo:margin-top="0.1666in" fo:margin-bottom="0.1666in"/>
    </style:style>
    <style:style style:name="T159" style:parent-style-name="DefaultParagraphFont" style:family="text">
      <style:text-properties style:font-name="Aptos" style:font-name-asian="Aptos" style:font-name-complex="Aptos"/>
    </style:style>
    <style:style style:name="P160" style:parent-style-name="Normal" style:family="paragraph">
      <style:paragraph-properties fo:margin-top="0.1666in" fo:margin-bottom="0.1666in"/>
    </style:style>
    <style:style style:name="T161" style:parent-style-name="DefaultParagraphFont" style:family="text">
      <style:text-properties style:font-name="Aptos" style:font-name-asian="Aptos" style:font-name-complex="Aptos"/>
    </style:style>
    <style:style style:name="P162" style:parent-style-name="Normal" style:family="paragraph">
      <style:paragraph-properties fo:margin-top="0.1666in" fo:margin-bottom="0.1666in"/>
    </style:style>
    <style:style style:name="T163" style:parent-style-name="DefaultParagraphFont" style:family="text">
      <style:text-properties style:font-name="Aptos" style:font-name-asian="Aptos" style:font-name-complex="Aptos"/>
    </style:style>
    <style:style style:name="P164" style:parent-style-name="Heading1" style:family="paragraph">
      <style:paragraph-properties fo:margin-top="0.2236in" fo:margin-bottom="0.2236in"/>
    </style:style>
    <style:style style:name="T165"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166" style:parent-style-name="Normal" style:family="paragraph">
      <style:paragraph-properties fo:margin-top="0.1666in" fo:margin-bottom="0.1666in"/>
    </style:style>
    <style:style style:name="T167" style:parent-style-name="DefaultParagraphFont" style:family="text">
      <style:text-properties style:font-name="Aptos" style:font-name-asian="Aptos" style:font-name-complex="Aptos"/>
    </style:style>
    <style:style style:name="P168" style:parent-style-name="Heading2" style:family="paragraph">
      <style:paragraph-properties fo:margin-top="0.2076in" fo:margin-bottom="0.2076in"/>
    </style:style>
    <style:style style:name="T16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170" style:parent-style-name="Normal" style:family="paragraph">
      <style:paragraph-properties fo:margin-top="0.1666in" fo:margin-bottom="0.1666in"/>
    </style:style>
    <style:style style:name="T171" style:parent-style-name="DefaultParagraphFont" style:family="text">
      <style:text-properties style:font-name="Aptos" style:font-name-asian="Aptos" style:font-name-complex="Aptos"/>
    </style:style>
    <style:style style:name="T172" style:parent-style-name="DefaultParagraphFont" style:family="text">
      <style:text-properties style:font-name="Aptos" style:font-name-asian="Aptos" style:font-name-complex="Aptos" fo:font-weight="bold" style:font-weight-asian="bold" style:font-weight-complex="bold"/>
    </style:style>
    <style:style style:name="T173" style:parent-style-name="DefaultParagraphFont" style:family="text">
      <style:text-properties style:font-name="Aptos" style:font-name-asian="Aptos" style:font-name-complex="Aptos"/>
    </style:style>
    <style:style style:name="P174" style:parent-style-name="ListParagraph" style:list-style-name="LFO12" style:family="paragraph">
      <style:paragraph-properties fo:margin-top="0.1666in" fo:margin-bottom="0.1666in"/>
      <style:text-properties style:font-name="Aptos" style:font-name-asian="Aptos" style:font-name-complex="Aptos"/>
    </style:style>
    <style:style style:name="P175" style:parent-style-name="ListParagraph" style:list-style-name="LFO12" style:family="paragraph">
      <style:paragraph-properties fo:margin-top="0.1666in" fo:margin-bottom="0.1666in"/>
      <style:text-properties style:font-name="Aptos" style:font-name-asian="Aptos" style:font-name-complex="Aptos"/>
    </style:style>
    <style:style style:name="P176" style:parent-style-name="ListParagraph" style:list-style-name="LFO12" style:family="paragraph">
      <style:paragraph-properties fo:margin-top="0.1666in" fo:margin-bottom="0.1666in"/>
      <style:text-properties style:font-name="Aptos" style:font-name-asian="Aptos" style:font-name-complex="Aptos"/>
    </style:style>
    <style:style style:name="P177" style:parent-style-name="ListParagraph" style:list-style-name="LFO12" style:family="paragraph">
      <style:paragraph-properties fo:margin-top="0.1666in" fo:margin-bottom="0.1666in"/>
      <style:text-properties style:font-name="Aptos" style:font-name-asian="Aptos" style:font-name-complex="Aptos"/>
    </style:style>
    <style:style style:name="P178" style:parent-style-name="Normal" style:family="paragraph">
      <style:paragraph-properties fo:margin-top="0.1666in" fo:margin-bottom="0.1666in"/>
    </style:style>
    <style:style style:name="T179" style:parent-style-name="DefaultParagraphFont" style:family="text">
      <style:text-properties style:font-name="Aptos" style:font-name-asian="Aptos" style:font-name-complex="Aptos"/>
    </style:style>
    <style:style style:name="P180" style:parent-style-name="Heading2" style:family="paragraph">
      <style:paragraph-properties fo:margin-top="0.2076in" fo:margin-bottom="0.2076in"/>
    </style:style>
    <style:style style:name="T18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182" style:parent-style-name="Normal" style:family="paragraph">
      <style:paragraph-properties fo:margin-top="0.1666in" fo:margin-bottom="0.1666in"/>
    </style:style>
    <style:style style:name="T183" style:parent-style-name="DefaultParagraphFont" style:family="text">
      <style:text-properties style:font-name="Aptos" style:font-name-asian="Aptos" style:font-name-complex="Aptos"/>
    </style:style>
    <style:style style:name="P184" style:parent-style-name="Heading3" style:family="paragraph">
      <style:paragraph-properties fo:margin-top="0.1951in" fo:margin-bottom="0.1951in"/>
    </style:style>
    <style:style style:name="T185" style:parent-style-name="DefaultParagraphFont" style:family="text">
      <style:text-properties style:font-name="Aptos" style:font-name-asian="Aptos" style:font-name-complex="Aptos" fo:font-weight="bold" style:font-weight-asian="bold" style:font-weight-complex="bold"/>
    </style:style>
    <style:style style:name="P186" style:parent-style-name="Normal" style:family="paragraph">
      <style:paragraph-properties fo:margin-top="0.1666in" fo:margin-bottom="0.1666in"/>
    </style:style>
    <style:style style:name="T187" style:parent-style-name="DefaultParagraphFont" style:family="text">
      <style:text-properties style:font-name="Aptos" style:font-name-asian="Aptos" style:font-name-complex="Aptos"/>
    </style:style>
    <style:style style:name="P188" style:parent-style-name="Heading3" style:family="paragraph">
      <style:paragraph-properties fo:margin-top="0.1951in" fo:margin-bottom="0.1951in"/>
    </style:style>
    <style:style style:name="T189" style:parent-style-name="DefaultParagraphFont" style:family="text">
      <style:text-properties style:font-name="Aptos" style:font-name-asian="Aptos" style:font-name-complex="Aptos" fo:font-weight="bold" style:font-weight-asian="bold" style:font-weight-complex="bold"/>
    </style:style>
    <style:style style:name="P190" style:parent-style-name="Normal" style:family="paragraph">
      <style:paragraph-properties fo:margin-top="0.1666in" fo:margin-bottom="0.1666in"/>
    </style:style>
    <style:style style:name="T191" style:parent-style-name="DefaultParagraphFont" style:family="text">
      <style:text-properties style:font-name="Aptos" style:font-name-asian="Aptos" style:font-name-complex="Aptos"/>
    </style:style>
    <style:style style:name="T192" style:parent-style-name="DefaultParagraphFont" style:family="text">
      <style:text-properties style:font-name="Aptos" style:font-name-asian="Aptos" style:font-name-complex="Aptos" fo:font-style="italic" style:font-style-asian="italic" style:font-style-complex="italic"/>
    </style:style>
    <style:style style:name="T193" style:parent-style-name="DefaultParagraphFont" style:family="text">
      <style:text-properties style:font-name="Aptos" style:font-name-asian="Aptos" style:font-name-complex="Aptos"/>
    </style:style>
    <style:style style:name="T194" style:parent-style-name="DefaultParagraphFont" style:family="text">
      <style:text-properties style:font-name="Aptos" style:font-name-asian="Aptos" style:font-name-complex="Aptos" fo:font-style="italic" style:font-style-asian="italic" style:font-style-complex="italic"/>
    </style:style>
    <style:style style:name="T195" style:parent-style-name="DefaultParagraphFont" style:family="text">
      <style:text-properties style:font-name="Aptos" style:font-name-asian="Aptos" style:font-name-complex="Aptos"/>
    </style:style>
    <style:style style:name="P196" style:parent-style-name="Heading3" style:family="paragraph">
      <style:paragraph-properties fo:margin-top="0.1951in" fo:margin-bottom="0.1951in"/>
    </style:style>
    <style:style style:name="T197" style:parent-style-name="DefaultParagraphFont" style:family="text">
      <style:text-properties style:font-name="Aptos" style:font-name-asian="Aptos" style:font-name-complex="Aptos" fo:font-weight="bold" style:font-weight-asian="bold" style:font-weight-complex="bold"/>
    </style:style>
    <style:style style:name="P198" style:parent-style-name="Normal" style:family="paragraph">
      <style:paragraph-properties fo:margin-top="0.1666in" fo:margin-bottom="0.1666in"/>
    </style:style>
    <style:style style:name="T199" style:parent-style-name="DefaultParagraphFont" style:family="text">
      <style:text-properties style:font-name="Aptos" style:font-name-asian="Aptos" style:font-name-complex="Aptos"/>
    </style:style>
    <style:style style:name="T200" style:parent-style-name="DefaultParagraphFont" style:family="text">
      <style:text-properties style:font-name="Aptos" style:font-name-asian="Aptos" style:font-name-complex="Aptos" fo:font-style="italic" style:font-style-asian="italic" style:font-style-complex="italic"/>
    </style:style>
    <style:style style:name="T201" style:parent-style-name="DefaultParagraphFont" style:family="text">
      <style:text-properties style:font-name="Aptos" style:font-name-asian="Aptos" style:font-name-complex="Aptos"/>
    </style:style>
    <style:style style:name="P202" style:parent-style-name="Heading3" style:family="paragraph">
      <style:paragraph-properties fo:margin-top="0.1951in" fo:margin-bottom="0.1951in"/>
    </style:style>
    <style:style style:name="T203" style:parent-style-name="DefaultParagraphFont" style:family="text">
      <style:text-properties style:font-name="Aptos" style:font-name-asian="Aptos" style:font-name-complex="Aptos" fo:font-weight="bold" style:font-weight-asian="bold" style:font-weight-complex="bold"/>
    </style:style>
    <style:style style:name="P204" style:parent-style-name="Normal" style:family="paragraph">
      <style:paragraph-properties fo:margin-top="0.1666in" fo:margin-bottom="0.1666in"/>
    </style:style>
    <style:style style:name="T205" style:parent-style-name="DefaultParagraphFont" style:family="text">
      <style:text-properties style:font-name="Aptos" style:font-name-asian="Aptos" style:font-name-complex="Aptos"/>
    </style:style>
    <style:style style:name="T206" style:parent-style-name="DefaultParagraphFont" style:family="text">
      <style:text-properties style:font-name="Aptos" style:font-name-asian="Aptos" style:font-name-complex="Aptos" fo:font-style="italic" style:font-style-asian="italic" style:font-style-complex="italic"/>
    </style:style>
    <style:style style:name="T207" style:parent-style-name="DefaultParagraphFont" style:family="text">
      <style:text-properties style:font-name="Aptos" style:font-name-asian="Aptos" style:font-name-complex="Aptos"/>
    </style:style>
    <style:style style:name="P208" style:parent-style-name="Heading2" style:family="paragraph">
      <style:paragraph-properties fo:margin-top="0.2076in" fo:margin-bottom="0.2076in"/>
    </style:style>
    <style:style style:name="T20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10" style:parent-style-name="Normal" style:family="paragraph">
      <style:paragraph-properties fo:margin-top="0.1666in" fo:margin-bottom="0.1666in"/>
    </style:style>
    <style:style style:name="T211" style:parent-style-name="DefaultParagraphFont" style:family="text">
      <style:text-properties style:font-name="Aptos" style:font-name-asian="Aptos" style:font-name-complex="Aptos"/>
    </style:style>
    <style:style style:name="P212" style:parent-style-name="ListParagraph" style:list-style-name="LFO11" style:family="paragraph">
      <style:paragraph-properties fo:margin-top="0.1666in" fo:margin-bottom="0.1666in"/>
    </style:style>
    <style:style style:name="T213" style:parent-style-name="DefaultParagraphFont" style:family="text">
      <style:text-properties style:font-name="Aptos" style:font-name-asian="Aptos" style:font-name-complex="Aptos" fo:font-weight="bold" style:font-weight-asian="bold" style:font-weight-complex="bold"/>
    </style:style>
    <style:style style:name="T214" style:parent-style-name="DefaultParagraphFont" style:family="text">
      <style:text-properties style:font-name="Aptos" style:font-name-asian="Aptos" style:font-name-complex="Aptos"/>
    </style:style>
    <style:style style:name="P215" style:parent-style-name="ListParagraph" style:list-style-name="LFO11" style:family="paragraph">
      <style:paragraph-properties fo:margin-top="0.1666in" fo:margin-bottom="0.1666in"/>
    </style:style>
    <style:style style:name="T216" style:parent-style-name="DefaultParagraphFont" style:family="text">
      <style:text-properties style:font-name="Aptos" style:font-name-asian="Aptos" style:font-name-complex="Aptos" fo:font-weight="bold" style:font-weight-asian="bold" style:font-weight-complex="bold"/>
    </style:style>
    <style:style style:name="T217" style:parent-style-name="DefaultParagraphFont" style:family="text">
      <style:text-properties style:font-name="Aptos" style:font-name-asian="Aptos" style:font-name-complex="Aptos"/>
    </style:style>
    <style:style style:name="P218" style:parent-style-name="ListParagraph" style:list-style-name="LFO11" style:family="paragraph">
      <style:paragraph-properties fo:margin-top="0.1666in" fo:margin-bottom="0.1666in"/>
    </style:style>
    <style:style style:name="T219" style:parent-style-name="DefaultParagraphFont" style:family="text">
      <style:text-properties style:font-name="Aptos" style:font-name-asian="Aptos" style:font-name-complex="Aptos" fo:font-weight="bold" style:font-weight-asian="bold" style:font-weight-complex="bold"/>
    </style:style>
    <style:style style:name="T220" style:parent-style-name="DefaultParagraphFont" style:family="text">
      <style:text-properties style:font-name="Aptos" style:font-name-asian="Aptos" style:font-name-complex="Aptos"/>
    </style:style>
    <style:style style:name="P221" style:parent-style-name="ListParagraph" style:list-style-name="LFO11" style:family="paragraph">
      <style:paragraph-properties fo:margin-top="0.1666in" fo:margin-bottom="0.1666in"/>
    </style:style>
    <style:style style:name="T222" style:parent-style-name="DefaultParagraphFont" style:family="text">
      <style:text-properties style:font-name="Aptos" style:font-name-asian="Aptos" style:font-name-complex="Aptos" fo:font-weight="bold" style:font-weight-asian="bold" style:font-weight-complex="bold"/>
    </style:style>
    <style:style style:name="T223" style:parent-style-name="DefaultParagraphFont" style:family="text">
      <style:text-properties style:font-name="Aptos" style:font-name-asian="Aptos" style:font-name-complex="Aptos"/>
    </style:style>
    <style:style style:name="T224" style:parent-style-name="DefaultParagraphFont" style:family="text">
      <style:text-properties style:font-name="Aptos" style:font-name-asian="Aptos" style:font-name-complex="Aptos" fo:font-weight="bold" style:font-weight-asian="bold" style:font-weight-complex="bold"/>
    </style:style>
    <style:style style:name="T225" style:parent-style-name="DefaultParagraphFont" style:family="text">
      <style:text-properties style:font-name="Aptos" style:font-name-asian="Aptos" style:font-name-complex="Aptos"/>
    </style:style>
    <style:style style:name="P226" style:parent-style-name="ListParagraph" style:list-style-name="LFO11" style:family="paragraph">
      <style:paragraph-properties fo:margin-top="0.1666in" fo:margin-bottom="0.1666in"/>
    </style:style>
    <style:style style:name="T227" style:parent-style-name="DefaultParagraphFont" style:family="text">
      <style:text-properties style:font-name="Aptos" style:font-name-asian="Aptos" style:font-name-complex="Aptos" fo:font-weight="bold" style:font-weight-asian="bold" style:font-weight-complex="bold"/>
    </style:style>
    <style:style style:name="T228" style:parent-style-name="DefaultParagraphFont" style:family="text">
      <style:text-properties style:font-name="Aptos" style:font-name-asian="Aptos" style:font-name-complex="Aptos"/>
    </style:style>
    <style:style style:name="P229" style:parent-style-name="ListParagraph" style:list-style-name="LFO11" style:family="paragraph">
      <style:paragraph-properties fo:margin-top="0.1666in" fo:margin-bottom="0.1666in"/>
    </style:style>
    <style:style style:name="T230" style:parent-style-name="DefaultParagraphFont" style:family="text">
      <style:text-properties style:font-name="Aptos" style:font-name-asian="Aptos" style:font-name-complex="Aptos" fo:font-weight="bold" style:font-weight-asian="bold" style:font-weight-complex="bold"/>
    </style:style>
    <style:style style:name="T231" style:parent-style-name="DefaultParagraphFont" style:family="text">
      <style:text-properties style:font-name="Aptos" style:font-name-asian="Aptos" style:font-name-complex="Aptos"/>
    </style:style>
    <style:style style:name="T232" style:parent-style-name="DefaultParagraphFont" style:family="text">
      <style:text-properties style:font-name="Aptos" style:font-name-asian="Aptos" style:font-name-complex="Aptos" fo:font-weight="bold" style:font-weight-asian="bold" style:font-weight-complex="bold"/>
    </style:style>
    <style:style style:name="T233" style:parent-style-name="DefaultParagraphFont" style:family="text">
      <style:text-properties style:font-name="Aptos" style:font-name-asian="Aptos" style:font-name-complex="Aptos"/>
    </style:style>
    <style:style style:name="P234" style:parent-style-name="ListParagraph" style:list-style-name="LFO11" style:family="paragraph">
      <style:paragraph-properties fo:margin-top="0.1666in" fo:margin-bottom="0.1666in"/>
    </style:style>
    <style:style style:name="T235" style:parent-style-name="DefaultParagraphFont" style:family="text">
      <style:text-properties style:font-name="Aptos" style:font-name-asian="Aptos" style:font-name-complex="Aptos" fo:font-weight="bold" style:font-weight-asian="bold" style:font-weight-complex="bold"/>
    </style:style>
    <style:style style:name="T236" style:parent-style-name="DefaultParagraphFont" style:family="text">
      <style:text-properties style:font-name="Aptos" style:font-name-asian="Aptos" style:font-name-complex="Aptos"/>
    </style:style>
    <style:style style:name="T237" style:parent-style-name="DefaultParagraphFont" style:family="text">
      <style:text-properties style:font-name="Aptos" style:font-name-asian="Aptos" style:font-name-complex="Aptos" fo:font-weight="bold" style:font-weight-asian="bold" style:font-weight-complex="bold"/>
    </style:style>
    <style:style style:name="T238" style:parent-style-name="DefaultParagraphFont" style:family="text">
      <style:text-properties style:font-name="Aptos" style:font-name-asian="Aptos" style:font-name-complex="Aptos"/>
    </style:style>
    <style:style style:name="P239" style:parent-style-name="ListParagraph" style:list-style-name="LFO11" style:family="paragraph">
      <style:paragraph-properties fo:margin-top="0.1666in" fo:margin-bottom="0.1666in"/>
    </style:style>
    <style:style style:name="T240" style:parent-style-name="DefaultParagraphFont" style:family="text">
      <style:text-properties style:font-name="Aptos" style:font-name-asian="Aptos" style:font-name-complex="Aptos" fo:font-weight="bold" style:font-weight-asian="bold" style:font-weight-complex="bold"/>
    </style:style>
    <style:style style:name="T241" style:parent-style-name="DefaultParagraphFont" style:family="text">
      <style:text-properties style:font-name="Aptos" style:font-name-asian="Aptos" style:font-name-complex="Aptos"/>
    </style:style>
    <style:style style:name="P242" style:parent-style-name="Normal" style:family="paragraph">
      <style:paragraph-properties fo:margin-top="0.1666in" fo:margin-bottom="0.1666in"/>
    </style:style>
    <style:style style:name="T243" style:parent-style-name="DefaultParagraphFont" style:family="text">
      <style:text-properties style:font-name="Aptos" style:font-name-asian="Aptos" style:font-name-complex="Aptos"/>
    </style:style>
    <style:style style:name="P244" style:parent-style-name="Heading2" style:family="paragraph">
      <style:paragraph-properties fo:margin-top="0.2076in" fo:margin-bottom="0.2076in"/>
    </style:style>
    <style:style style:name="T24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46" style:parent-style-name="Normal" style:family="paragraph">
      <style:paragraph-properties fo:margin-top="0.1666in" fo:margin-bottom="0.1666in"/>
    </style:style>
    <style:style style:name="T247" style:parent-style-name="DefaultParagraphFont" style:family="text">
      <style:text-properties style:font-name="Aptos" style:font-name-asian="Aptos" style:font-name-complex="Aptos"/>
    </style:style>
    <style:style style:name="T248" style:parent-style-name="DefaultParagraphFont" style:family="text">
      <style:text-properties style:font-name="Aptos" style:font-name-asian="Aptos" style:font-name-complex="Aptos" fo:font-weight="bold" style:font-weight-asian="bold" style:font-weight-complex="bold"/>
    </style:style>
    <style:style style:name="T249" style:parent-style-name="DefaultParagraphFont" style:family="text">
      <style:text-properties style:font-name="Aptos" style:font-name-asian="Aptos" style:font-name-complex="Aptos"/>
    </style:style>
    <style:style style:name="P250" style:parent-style-name="Heading2" style:family="paragraph">
      <style:paragraph-properties fo:margin-top="0.2076in" fo:margin-bottom="0.2076in"/>
    </style:style>
    <style:style style:name="T25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52" style:parent-style-name="Normal" style:family="paragraph">
      <style:paragraph-properties fo:margin-top="0.1666in" fo:margin-bottom="0.1666in"/>
    </style:style>
    <style:style style:name="T253" style:parent-style-name="DefaultParagraphFont" style:family="text">
      <style:text-properties style:font-name="Aptos" style:font-name-asian="Aptos" style:font-name-complex="Aptos"/>
    </style:style>
    <style:style style:name="P254" style:parent-style-name="ListParagraph" style:list-style-name="LFO10" style:family="paragraph">
      <style:paragraph-properties fo:margin-top="0.1666in" fo:margin-bottom="0.1666in"/>
    </style:style>
    <style:style style:name="T255" style:parent-style-name="DefaultParagraphFont" style:family="text">
      <style:text-properties style:font-name="Aptos" style:font-name-asian="Aptos" style:font-name-complex="Aptos" fo:font-weight="bold" style:font-weight-asian="bold" style:font-weight-complex="bold"/>
    </style:style>
    <style:style style:name="T256" style:parent-style-name="DefaultParagraphFont" style:family="text">
      <style:text-properties style:font-name="Aptos" style:font-name-asian="Aptos" style:font-name-complex="Aptos"/>
    </style:style>
    <style:style style:name="T257" style:parent-style-name="DefaultParagraphFont" style:family="text">
      <style:text-properties style:font-name="Aptos" style:font-name-asian="Aptos" style:font-name-complex="Aptos" fo:font-style="italic" style:font-style-asian="italic" style:font-style-complex="italic"/>
    </style:style>
    <style:style style:name="T258" style:parent-style-name="DefaultParagraphFont" style:family="text">
      <style:text-properties style:font-name="Aptos" style:font-name-asian="Aptos" style:font-name-complex="Aptos"/>
    </style:style>
    <style:style style:name="P259" style:parent-style-name="ListParagraph" style:list-style-name="LFO10" style:family="paragraph">
      <style:paragraph-properties fo:margin-top="0.1666in" fo:margin-bottom="0.1666in"/>
    </style:style>
    <style:style style:name="T260" style:parent-style-name="DefaultParagraphFont" style:family="text">
      <style:text-properties style:font-name="Aptos" style:font-name-asian="Aptos" style:font-name-complex="Aptos" fo:font-weight="bold" style:font-weight-asian="bold" style:font-weight-complex="bold"/>
    </style:style>
    <style:style style:name="T261" style:parent-style-name="DefaultParagraphFont" style:family="text">
      <style:text-properties style:font-name="Aptos" style:font-name-asian="Aptos" style:font-name-complex="Aptos"/>
    </style:style>
    <style:style style:name="T262" style:parent-style-name="DefaultParagraphFont" style:family="text">
      <style:text-properties style:font-name="Aptos" style:font-name-asian="Aptos" style:font-name-complex="Aptos" fo:font-style="italic" style:font-style-asian="italic" style:font-style-complex="italic"/>
    </style:style>
    <style:style style:name="T263" style:parent-style-name="DefaultParagraphFont" style:family="text">
      <style:text-properties style:font-name="Aptos" style:font-name-asian="Aptos" style:font-name-complex="Aptos"/>
    </style:style>
    <style:style style:name="P264" style:parent-style-name="ListParagraph" style:list-style-name="LFO10" style:family="paragraph">
      <style:paragraph-properties fo:margin-top="0.1666in" fo:margin-bottom="0.1666in"/>
    </style:style>
    <style:style style:name="T265" style:parent-style-name="DefaultParagraphFont" style:family="text">
      <style:text-properties style:font-name="Aptos" style:font-name-asian="Aptos" style:font-name-complex="Aptos" fo:font-weight="bold" style:font-weight-asian="bold" style:font-weight-complex="bold"/>
    </style:style>
    <style:style style:name="T266" style:parent-style-name="DefaultParagraphFont" style:family="text">
      <style:text-properties style:font-name="Aptos" style:font-name-asian="Aptos" style:font-name-complex="Aptos"/>
    </style:style>
    <style:style style:name="P267" style:parent-style-name="ListParagraph" style:list-style-name="LFO10" style:family="paragraph">
      <style:paragraph-properties fo:margin-top="0.1666in" fo:margin-bottom="0.1666in"/>
    </style:style>
    <style:style style:name="T268" style:parent-style-name="DefaultParagraphFont" style:family="text">
      <style:text-properties style:font-name="Aptos" style:font-name-asian="Aptos" style:font-name-complex="Aptos" fo:font-weight="bold" style:font-weight-asian="bold" style:font-weight-complex="bold"/>
    </style:style>
    <style:style style:name="T269" style:parent-style-name="DefaultParagraphFont" style:family="text">
      <style:text-properties style:font-name="Aptos" style:font-name-asian="Aptos" style:font-name-complex="Aptos"/>
    </style:style>
    <style:style style:name="T270" style:parent-style-name="DefaultParagraphFont" style:family="text">
      <style:text-properties style:font-name="Aptos" style:font-name-asian="Aptos" style:font-name-complex="Aptos" fo:font-style="italic" style:font-style-asian="italic" style:font-style-complex="italic"/>
    </style:style>
    <style:style style:name="T271" style:parent-style-name="DefaultParagraphFont" style:family="text">
      <style:text-properties style:font-name="Aptos" style:font-name-asian="Aptos" style:font-name-complex="Aptos"/>
    </style:style>
    <style:style style:name="T272" style:parent-style-name="DefaultParagraphFont" style:family="text">
      <style:text-properties style:font-name="Aptos" style:font-name-asian="Aptos" style:font-name-complex="Aptos" fo:font-style="italic" style:font-style-asian="italic" style:font-style-complex="italic"/>
    </style:style>
    <style:style style:name="T273" style:parent-style-name="DefaultParagraphFont" style:family="text">
      <style:text-properties style:font-name="Aptos" style:font-name-asian="Aptos" style:font-name-complex="Aptos"/>
    </style:style>
    <style:style style:name="T274" style:parent-style-name="DefaultParagraphFont" style:family="text">
      <style:text-properties style:font-name="Aptos" style:font-name-asian="Aptos" style:font-name-complex="Aptos" fo:font-style="italic" style:font-style-asian="italic" style:font-style-complex="italic"/>
    </style:style>
    <style:style style:name="T275" style:parent-style-name="DefaultParagraphFont" style:family="text">
      <style:text-properties style:font-name="Aptos" style:font-name-asian="Aptos" style:font-name-complex="Aptos"/>
    </style:style>
    <style:style style:name="P276" style:parent-style-name="ListParagraph" style:list-style-name="LFO10" style:family="paragraph">
      <style:paragraph-properties fo:margin-top="0.1666in" fo:margin-bottom="0.1666in"/>
    </style:style>
    <style:style style:name="T277" style:parent-style-name="DefaultParagraphFont" style:family="text">
      <style:text-properties style:font-name="Aptos" style:font-name-asian="Aptos" style:font-name-complex="Aptos" fo:font-weight="bold" style:font-weight-asian="bold" style:font-weight-complex="bold"/>
    </style:style>
    <style:style style:name="T278" style:parent-style-name="DefaultParagraphFont" style:family="text">
      <style:text-properties style:font-name="Aptos" style:font-name-asian="Aptos" style:font-name-complex="Aptos"/>
    </style:style>
    <style:style style:name="P279" style:parent-style-name="Normal" style:family="paragraph">
      <style:paragraph-properties fo:margin-top="0.1666in" fo:margin-bottom="0.1666in"/>
    </style:style>
    <style:style style:name="T280" style:parent-style-name="DefaultParagraphFont" style:family="text">
      <style:text-properties style:font-name="Aptos" style:font-name-asian="Aptos" style:font-name-complex="Aptos"/>
    </style:style>
    <style:style style:name="P281" style:parent-style-name="Heading2" style:family="paragraph">
      <style:paragraph-properties fo:margin-top="0.2076in" fo:margin-bottom="0.2076in"/>
    </style:style>
    <style:style style:name="T28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83" style:parent-style-name="Normal" style:family="paragraph">
      <style:paragraph-properties fo:margin-top="0.1666in" fo:margin-bottom="0.1666in"/>
    </style:style>
    <style:style style:name="T284" style:parent-style-name="DefaultParagraphFont" style:family="text">
      <style:text-properties style:font-name="Aptos" style:font-name-asian="Aptos" style:font-name-complex="Aptos"/>
    </style:style>
    <style:style style:name="P285" style:parent-style-name="ListParagraph" style:list-style-name="LFO9" style:family="paragraph">
      <style:paragraph-properties fo:margin-top="0.1666in" fo:margin-bottom="0.1666in"/>
    </style:style>
    <style:style style:name="T286" style:parent-style-name="DefaultParagraphFont" style:family="text">
      <style:text-properties style:font-name="Aptos" style:font-name-asian="Aptos" style:font-name-complex="Aptos" fo:font-weight="bold" style:font-weight-asian="bold" style:font-weight-complex="bold"/>
    </style:style>
    <style:style style:name="T287" style:parent-style-name="DefaultParagraphFont" style:family="text">
      <style:text-properties style:font-name="Aptos" style:font-name-asian="Aptos" style:font-name-complex="Aptos"/>
    </style:style>
    <style:style style:name="T288" style:parent-style-name="DefaultParagraphFont" style:family="text">
      <style:text-properties style:font-name="Aptos" style:font-name-asian="Aptos" style:font-name-complex="Aptos" fo:font-style="italic" style:font-style-asian="italic" style:font-style-complex="italic"/>
    </style:style>
    <style:style style:name="T289" style:parent-style-name="DefaultParagraphFont" style:family="text">
      <style:text-properties style:font-name="Aptos" style:font-name-asian="Aptos" style:font-name-complex="Aptos"/>
    </style:style>
    <style:style style:name="P290" style:parent-style-name="ListParagraph" style:list-style-name="LFO9" style:family="paragraph">
      <style:paragraph-properties fo:margin-top="0.1666in" fo:margin-bottom="0.1666in"/>
    </style:style>
    <style:style style:name="T291" style:parent-style-name="DefaultParagraphFont" style:family="text">
      <style:text-properties style:font-name="Aptos" style:font-name-asian="Aptos" style:font-name-complex="Aptos" fo:font-weight="bold" style:font-weight-asian="bold" style:font-weight-complex="bold"/>
    </style:style>
    <style:style style:name="T292" style:parent-style-name="DefaultParagraphFont" style:family="text">
      <style:text-properties style:font-name="Aptos" style:font-name-asian="Aptos" style:font-name-complex="Aptos"/>
    </style:style>
    <style:style style:name="P293" style:parent-style-name="ListParagraph" style:list-style-name="LFO9" style:family="paragraph">
      <style:paragraph-properties fo:margin-top="0.1666in" fo:margin-bottom="0.1666in"/>
    </style:style>
    <style:style style:name="T294" style:parent-style-name="DefaultParagraphFont" style:family="text">
      <style:text-properties style:font-name="Aptos" style:font-name-asian="Aptos" style:font-name-complex="Aptos" fo:font-weight="bold" style:font-weight-asian="bold" style:font-weight-complex="bold"/>
    </style:style>
    <style:style style:name="T295" style:parent-style-name="DefaultParagraphFont" style:family="text">
      <style:text-properties style:font-name="Aptos" style:font-name-asian="Aptos" style:font-name-complex="Aptos"/>
    </style:style>
    <style:style style:name="T296" style:parent-style-name="DefaultParagraphFont" style:family="text">
      <style:text-properties style:font-name="Aptos" style:font-name-asian="Aptos" style:font-name-complex="Aptos" fo:font-style="italic" style:font-style-asian="italic" style:font-style-complex="italic"/>
    </style:style>
    <style:style style:name="T297" style:parent-style-name="DefaultParagraphFont" style:family="text">
      <style:text-properties style:font-name="Aptos" style:font-name-asian="Aptos" style:font-name-complex="Aptos"/>
    </style:style>
    <style:style style:name="P298" style:parent-style-name="ListParagraph" style:list-style-name="LFO9" style:family="paragraph">
      <style:paragraph-properties fo:margin-top="0.1666in" fo:margin-bottom="0.1666in"/>
    </style:style>
    <style:style style:name="T299" style:parent-style-name="DefaultParagraphFont" style:family="text">
      <style:text-properties style:font-name="Aptos" style:font-name-asian="Aptos" style:font-name-complex="Aptos" fo:font-weight="bold" style:font-weight-asian="bold" style:font-weight-complex="bold"/>
    </style:style>
    <style:style style:name="T300" style:parent-style-name="DefaultParagraphFont" style:family="text">
      <style:text-properties style:font-name="Aptos" style:font-name-asian="Aptos" style:font-name-complex="Aptos"/>
    </style:style>
    <style:style style:name="T301" style:parent-style-name="DefaultParagraphFont" style:family="text">
      <style:text-properties style:font-name="Aptos" style:font-name-asian="Aptos" style:font-name-complex="Aptos" fo:font-style="italic" style:font-style-asian="italic" style:font-style-complex="italic"/>
    </style:style>
    <style:style style:name="T302" style:parent-style-name="DefaultParagraphFont" style:family="text">
      <style:text-properties style:font-name="Aptos" style:font-name-asian="Aptos" style:font-name-complex="Aptos"/>
    </style:style>
    <style:style style:name="P303" style:parent-style-name="Normal" style:family="paragraph">
      <style:paragraph-properties fo:margin-top="0.1666in" fo:margin-bottom="0.1666in"/>
      <style:text-properties style:font-name="Aptos" style:font-name-asian="Aptos" style:font-name-complex="Aptos"/>
    </style:style>
    <style:style style:name="P304" style:parent-style-name="Normal" style:family="paragraph">
      <style:paragraph-properties fo:margin-top="0.1666in" fo:margin-bottom="0.1666in"/>
    </style:style>
    <style:style style:name="T305" style:parent-style-name="DefaultParagraphFont" style:family="text">
      <style:text-properties style:font-name="Aptos" style:font-name-asian="Aptos" style:font-name-complex="Aptos"/>
    </style:style>
    <style:style style:name="P306" style:parent-style-name="Normal" style:family="paragraph">
      <style:paragraph-properties fo:margin-top="0.1666in" fo:margin-bottom="0.1666in"/>
    </style:style>
    <style:style style:name="T307" style:parent-style-name="DefaultParagraphFont" style:family="text">
      <style:text-properties style:font-name="Aptos" style:font-name-asian="Aptos" style:font-name-complex="Aptos"/>
    </style:style>
    <style:style style:name="P308" style:parent-style-name="Heading1" style:family="paragraph">
      <style:paragraph-properties fo:margin-top="0.2236in" fo:margin-bottom="0.2236in"/>
    </style:style>
    <style:style style:name="T309"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310" style:parent-style-name="Normal" style:family="paragraph">
      <style:paragraph-properties fo:margin-top="0.1666in" fo:margin-bottom="0.1666in"/>
    </style:style>
    <style:style style:name="T311" style:parent-style-name="DefaultParagraphFont" style:family="text">
      <style:text-properties style:font-name="Aptos" style:font-name-asian="Aptos" style:font-name-complex="Aptos"/>
    </style:style>
    <style:style style:name="P312" style:parent-style-name="Heading2" style:family="paragraph">
      <style:paragraph-properties fo:margin-top="0.2076in" fo:margin-bottom="0.2076in"/>
    </style:style>
    <style:style style:name="T31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14" style:parent-style-name="Normal" style:family="paragraph">
      <style:paragraph-properties fo:margin-top="0.1666in" fo:margin-bottom="0.1666in"/>
    </style:style>
    <style:style style:name="T315" style:parent-style-name="DefaultParagraphFont" style:family="text">
      <style:text-properties style:font-name="Aptos" style:font-name-asian="Aptos" style:font-name-complex="Aptos"/>
    </style:style>
    <style:style style:name="T316" style:parent-style-name="DefaultParagraphFont" style:family="text">
      <style:text-properties style:font-name="Aptos" style:font-name-asian="Aptos" style:font-name-complex="Aptos" fo:font-weight="bold" style:font-weight-asian="bold" style:font-weight-complex="bold"/>
    </style:style>
    <style:style style:name="T317" style:parent-style-name="DefaultParagraphFont" style:family="text">
      <style:text-properties style:font-name="Aptos" style:font-name-asian="Aptos" style:font-name-complex="Aptos"/>
    </style:style>
    <style:style style:name="P318" style:parent-style-name="Normal" style:family="paragraph">
      <style:paragraph-properties fo:margin-top="0.1666in" fo:margin-bottom="0.1666in"/>
    </style:style>
    <style:style style:name="T319" style:parent-style-name="DefaultParagraphFont" style:family="text">
      <style:text-properties style:font-name="Aptos" style:font-name-asian="Aptos" style:font-name-complex="Aptos"/>
    </style:style>
    <style:style style:name="P320" style:parent-style-name="Heading2" style:family="paragraph">
      <style:paragraph-properties fo:margin-top="0.2076in" fo:margin-bottom="0.2076in"/>
    </style:style>
    <style:style style:name="T32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22" style:parent-style-name="Normal" style:family="paragraph">
      <style:paragraph-properties fo:margin-top="0.1666in" fo:margin-bottom="0.1666in"/>
    </style:style>
    <style:style style:name="T323" style:parent-style-name="DefaultParagraphFont" style:family="text">
      <style:text-properties style:font-name="Aptos" style:font-name-asian="Aptos" style:font-name-complex="Aptos"/>
    </style:style>
    <style:style style:name="T324" style:parent-style-name="DefaultParagraphFont" style:family="text">
      <style:text-properties style:font-name="Aptos" style:font-name-asian="Aptos" style:font-name-complex="Aptos" fo:font-weight="bold" style:font-weight-asian="bold" style:font-weight-complex="bold"/>
    </style:style>
    <style:style style:name="T325" style:parent-style-name="DefaultParagraphFont" style:family="text">
      <style:text-properties style:font-name="Aptos" style:font-name-asian="Aptos" style:font-name-complex="Aptos"/>
    </style:style>
    <style:style style:name="P326" style:parent-style-name="ListParagraph" style:list-style-name="LFO5" style:family="paragraph">
      <style:paragraph-properties fo:margin-top="0.1666in" fo:margin-bottom="0.1666in"/>
    </style:style>
    <style:style style:name="T327" style:parent-style-name="DefaultParagraphFont" style:family="text">
      <style:text-properties style:font-name="Aptos" style:font-name-asian="Aptos" style:font-name-complex="Aptos" fo:font-weight="bold" style:font-weight-asian="bold" style:font-weight-complex="bold"/>
    </style:style>
    <style:style style:name="T328" style:parent-style-name="DefaultParagraphFont" style:family="text">
      <style:text-properties style:font-name="Aptos" style:font-name-asian="Aptos" style:font-name-complex="Aptos"/>
    </style:style>
    <style:style style:name="P329" style:parent-style-name="ListParagraph" style:list-style-name="LFO5" style:family="paragraph">
      <style:paragraph-properties fo:margin-top="0.1666in" fo:margin-bottom="0.1666in"/>
    </style:style>
    <style:style style:name="T330" style:parent-style-name="DefaultParagraphFont" style:family="text">
      <style:text-properties style:font-name="Aptos" style:font-name-asian="Aptos" style:font-name-complex="Aptos" fo:font-weight="bold" style:font-weight-asian="bold" style:font-weight-complex="bold"/>
    </style:style>
    <style:style style:name="T331" style:parent-style-name="DefaultParagraphFont" style:family="text">
      <style:text-properties style:font-name="Aptos" style:font-name-asian="Aptos" style:font-name-complex="Aptos"/>
    </style:style>
    <style:style style:name="P332" style:parent-style-name="ListParagraph" style:list-style-name="LFO5" style:family="paragraph">
      <style:paragraph-properties fo:margin-top="0.1666in" fo:margin-bottom="0.1666in"/>
    </style:style>
    <style:style style:name="T333" style:parent-style-name="DefaultParagraphFont" style:family="text">
      <style:text-properties style:font-name="Aptos" style:font-name-asian="Aptos" style:font-name-complex="Aptos" fo:font-weight="bold" style:font-weight-asian="bold" style:font-weight-complex="bold"/>
    </style:style>
    <style:style style:name="T334" style:parent-style-name="DefaultParagraphFont" style:family="text">
      <style:text-properties style:font-name="Aptos" style:font-name-asian="Aptos" style:font-name-complex="Aptos"/>
    </style:style>
    <style:style style:name="P335" style:parent-style-name="ListParagraph" style:list-style-name="LFO5" style:family="paragraph">
      <style:paragraph-properties fo:margin-top="0.1666in" fo:margin-bottom="0.1666in"/>
    </style:style>
    <style:style style:name="T336" style:parent-style-name="DefaultParagraphFont" style:family="text">
      <style:text-properties style:font-name="Aptos" style:font-name-asian="Aptos" style:font-name-complex="Aptos" fo:font-weight="bold" style:font-weight-asian="bold" style:font-weight-complex="bold"/>
    </style:style>
    <style:style style:name="T337" style:parent-style-name="DefaultParagraphFont" style:family="text">
      <style:text-properties style:font-name="Aptos" style:font-name-asian="Aptos" style:font-name-complex="Aptos"/>
    </style:style>
    <style:style style:name="P338" style:parent-style-name="Normal" style:family="paragraph">
      <style:paragraph-properties fo:margin-top="0.1666in" fo:margin-bottom="0.1666in"/>
    </style:style>
    <style:style style:name="T339" style:parent-style-name="DefaultParagraphFont" style:family="text">
      <style:text-properties style:font-name="Aptos" style:font-name-asian="Aptos" style:font-name-complex="Aptos"/>
    </style:style>
    <style:style style:name="P340" style:parent-style-name="Heading2" style:family="paragraph">
      <style:paragraph-properties fo:margin-top="0.2076in" fo:margin-bottom="0.2076in"/>
    </style:style>
    <style:style style:name="T34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42" style:parent-style-name="Normal" style:family="paragraph">
      <style:paragraph-properties fo:margin-top="0.1666in" fo:margin-bottom="0.1666in"/>
    </style:style>
    <style:style style:name="T343" style:parent-style-name="DefaultParagraphFont" style:family="text">
      <style:text-properties style:font-name="Aptos" style:font-name-asian="Aptos" style:font-name-complex="Aptos"/>
    </style:style>
    <style:style style:name="T344" style:parent-style-name="DefaultParagraphFont" style:family="text">
      <style:text-properties style:font-name="Aptos" style:font-name-asian="Aptos" style:font-name-complex="Aptos" fo:font-weight="bold" style:font-weight-asian="bold" style:font-weight-complex="bold"/>
    </style:style>
    <style:style style:name="T345" style:parent-style-name="DefaultParagraphFont" style:family="text">
      <style:text-properties style:font-name="Aptos" style:font-name-asian="Aptos" style:font-name-complex="Aptos"/>
    </style:style>
    <style:style style:name="P346" style:parent-style-name="Normal" style:family="paragraph">
      <style:paragraph-properties fo:margin-top="0.1666in" fo:margin-bottom="0.1666in"/>
    </style:style>
    <style:style style:name="T347" style:parent-style-name="DefaultParagraphFont" style:family="text">
      <style:text-properties style:font-name="Aptos" style:font-name-asian="Aptos" style:font-name-complex="Aptos"/>
    </style:style>
    <style:style style:name="T348" style:parent-style-name="DefaultParagraphFont" style:family="text">
      <style:text-properties style:font-name="Aptos" style:font-name-asian="Aptos" style:font-name-complex="Aptos" fo:font-weight="bold" style:font-weight-asian="bold" style:font-weight-complex="bold"/>
    </style:style>
    <style:style style:name="T349" style:parent-style-name="DefaultParagraphFont" style:family="text">
      <style:text-properties style:font-name="Aptos" style:font-name-asian="Aptos" style:font-name-complex="Aptos"/>
    </style:style>
    <style:style style:name="T350" style:parent-style-name="DefaultParagraphFont" style:family="text">
      <style:text-properties style:font-name="Aptos" style:font-name-asian="Aptos" style:font-name-complex="Aptos" fo:font-style="italic" style:font-style-asian="italic" style:font-style-complex="italic"/>
    </style:style>
    <style:style style:name="T351" style:parent-style-name="DefaultParagraphFont" style:family="text">
      <style:text-properties style:font-name="Aptos" style:font-name-asian="Aptos" style:font-name-complex="Aptos"/>
    </style:style>
    <style:style style:name="P352" style:parent-style-name="Normal" style:family="paragraph">
      <style:paragraph-properties fo:margin-top="0.1666in" fo:margin-bottom="0.1666in"/>
    </style:style>
    <style:style style:name="T353" style:parent-style-name="DefaultParagraphFont" style:family="text">
      <style:text-properties style:font-name="Aptos" style:font-name-asian="Aptos" style:font-name-complex="Aptos"/>
    </style:style>
    <style:style style:name="P354" style:parent-style-name="Heading2" style:family="paragraph">
      <style:paragraph-properties fo:margin-top="0.2076in" fo:margin-bottom="0.2076in"/>
    </style:style>
    <style:style style:name="T35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56" style:parent-style-name="Normal" style:family="paragraph">
      <style:paragraph-properties fo:margin-top="0.1666in" fo:margin-bottom="0.1666in"/>
    </style:style>
    <style:style style:name="T357" style:parent-style-name="DefaultParagraphFont" style:family="text">
      <style:text-properties style:font-name="Aptos" style:font-name-asian="Aptos" style:font-name-complex="Aptos"/>
    </style:style>
    <style:style style:name="T358" style:parent-style-name="DefaultParagraphFont" style:family="text">
      <style:text-properties style:font-name="Aptos" style:font-name-asian="Aptos" style:font-name-complex="Aptos" fo:font-weight="bold" style:font-weight-asian="bold" style:font-weight-complex="bold"/>
    </style:style>
    <style:style style:name="T359" style:parent-style-name="DefaultParagraphFont" style:family="text">
      <style:text-properties style:font-name="Aptos" style:font-name-asian="Aptos" style:font-name-complex="Aptos"/>
    </style:style>
    <style:style style:name="T360" style:parent-style-name="DefaultParagraphFont" style:family="text">
      <style:text-properties style:font-name="Aptos" style:font-name-asian="Aptos" style:font-name-complex="Aptos" fo:font-weight="bold" style:font-weight-asian="bold" style:font-weight-complex="bold"/>
    </style:style>
    <style:style style:name="T361" style:parent-style-name="DefaultParagraphFont" style:family="text">
      <style:text-properties style:font-name="Aptos" style:font-name-asian="Aptos" style:font-name-complex="Aptos"/>
    </style:style>
    <style:style style:name="P362" style:parent-style-name="Normal" style:family="paragraph">
      <style:paragraph-properties fo:margin-top="0.1666in" fo:margin-bottom="0.1666in"/>
    </style:style>
    <style:style style:name="T363" style:parent-style-name="DefaultParagraphFont" style:family="text">
      <style:text-properties style:font-name="Aptos" style:font-name-asian="Aptos" style:font-name-complex="Aptos"/>
    </style:style>
    <style:style style:name="T364" style:parent-style-name="DefaultParagraphFont" style:family="text">
      <style:text-properties style:font-name="Aptos" style:font-name-asian="Aptos" style:font-name-complex="Aptos" fo:font-weight="bold" style:font-weight-asian="bold" style:font-weight-complex="bold"/>
    </style:style>
    <style:style style:name="T365" style:parent-style-name="DefaultParagraphFont" style:family="text">
      <style:text-properties style:font-name="Aptos" style:font-name-asian="Aptos" style:font-name-complex="Aptos"/>
    </style:style>
    <style:style style:name="T366" style:parent-style-name="DefaultParagraphFont" style:family="text">
      <style:text-properties style:font-name="Aptos" style:font-name-asian="Aptos" style:font-name-complex="Aptos" fo:font-style="italic" style:font-style-asian="italic" style:font-style-complex="italic"/>
    </style:style>
    <style:style style:name="T367" style:parent-style-name="DefaultParagraphFont" style:family="text">
      <style:text-properties style:font-name="Aptos" style:font-name-asian="Aptos" style:font-name-complex="Aptos"/>
    </style:style>
    <style:style style:name="T368" style:parent-style-name="DefaultParagraphFont" style:family="text">
      <style:text-properties style:font-name="Aptos" style:font-name-asian="Aptos" style:font-name-complex="Aptos" fo:font-style="italic" style:font-style-asian="italic" style:font-style-complex="italic"/>
    </style:style>
    <style:style style:name="T369" style:parent-style-name="DefaultParagraphFont" style:family="text">
      <style:text-properties style:font-name="Aptos" style:font-name-asian="Aptos" style:font-name-complex="Aptos"/>
    </style:style>
    <style:style style:name="P370" style:parent-style-name="Normal" style:family="paragraph">
      <style:paragraph-properties fo:margin-top="0.1666in" fo:margin-bottom="0.1666in"/>
    </style:style>
    <style:style style:name="T371" style:parent-style-name="DefaultParagraphFont" style:family="text">
      <style:text-properties style:font-name="Aptos" style:font-name-asian="Aptos" style:font-name-complex="Aptos"/>
    </style:style>
    <style:style style:name="T372" style:parent-style-name="DefaultParagraphFont" style:family="text">
      <style:text-properties style:font-name="Aptos" style:font-name-asian="Aptos" style:font-name-complex="Aptos" fo:font-style="italic" style:font-style-asian="italic" style:font-style-complex="italic"/>
    </style:style>
    <style:style style:name="T373" style:parent-style-name="DefaultParagraphFont" style:family="text">
      <style:text-properties style:font-name="Aptos" style:font-name-asian="Aptos" style:font-name-complex="Aptos"/>
    </style:style>
    <style:style style:name="T374" style:parent-style-name="DefaultParagraphFont" style:family="text">
      <style:text-properties style:font-name="Aptos" style:font-name-asian="Aptos" style:font-name-complex="Aptos" fo:font-style="italic" style:font-style-asian="italic" style:font-style-complex="italic"/>
    </style:style>
    <style:style style:name="T375" style:parent-style-name="DefaultParagraphFont" style:family="text">
      <style:text-properties style:font-name="Aptos" style:font-name-asian="Aptos" style:font-name-complex="Aptos"/>
    </style:style>
    <style:style style:name="P376" style:parent-style-name="Heading2" style:family="paragraph">
      <style:paragraph-properties fo:margin-top="0.2076in" fo:margin-bottom="0.2076in"/>
    </style:style>
    <style:style style:name="T37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78" style:parent-style-name="Normal" style:family="paragraph">
      <style:paragraph-properties fo:margin-top="0.1666in" fo:margin-bottom="0.1666in"/>
    </style:style>
    <style:style style:name="T379" style:parent-style-name="DefaultParagraphFont" style:family="text">
      <style:text-properties style:font-name="Aptos" style:font-name-asian="Aptos" style:font-name-complex="Aptos"/>
    </style:style>
    <style:style style:name="T380" style:parent-style-name="DefaultParagraphFont" style:family="text">
      <style:text-properties style:font-name="Aptos" style:font-name-asian="Aptos" style:font-name-complex="Aptos" fo:font-weight="bold" style:font-weight-asian="bold" style:font-weight-complex="bold"/>
    </style:style>
    <style:style style:name="T381" style:parent-style-name="DefaultParagraphFont" style:family="text">
      <style:text-properties style:font-name="Aptos" style:font-name-asian="Aptos" style:font-name-complex="Aptos"/>
    </style:style>
    <style:style style:name="T382" style:parent-style-name="DefaultParagraphFont" style:family="text">
      <style:text-properties style:font-name="Aptos" style:font-name-asian="Aptos" style:font-name-complex="Aptos" fo:font-style="italic" style:font-style-asian="italic" style:font-style-complex="italic"/>
    </style:style>
    <style:style style:name="T383" style:parent-style-name="DefaultParagraphFont" style:family="text">
      <style:text-properties style:font-name="Aptos" style:font-name-asian="Aptos" style:font-name-complex="Aptos"/>
    </style:style>
    <style:style style:name="P384" style:parent-style-name="Normal" style:family="paragraph">
      <style:paragraph-properties fo:margin-top="0.1666in" fo:margin-bottom="0.1666in"/>
    </style:style>
    <style:style style:name="T385" style:parent-style-name="DefaultParagraphFont" style:family="text">
      <style:text-properties style:font-name="Aptos" style:font-name-asian="Aptos" style:font-name-complex="Aptos"/>
    </style:style>
    <style:style style:name="T386" style:parent-style-name="DefaultParagraphFont" style:family="text">
      <style:text-properties style:font-name="Aptos" style:font-name-asian="Aptos" style:font-name-complex="Aptos" fo:font-weight="bold" style:font-weight-asian="bold" style:font-weight-complex="bold"/>
    </style:style>
    <style:style style:name="T387" style:parent-style-name="DefaultParagraphFont" style:family="text">
      <style:text-properties style:font-name="Aptos" style:font-name-asian="Aptos" style:font-name-complex="Aptos"/>
    </style:style>
    <style:style style:name="T388" style:parent-style-name="DefaultParagraphFont" style:family="text">
      <style:text-properties style:font-name="Aptos" style:font-name-asian="Aptos" style:font-name-complex="Aptos" fo:font-style="italic" style:font-style-asian="italic" style:font-style-complex="italic"/>
    </style:style>
    <style:style style:name="T389" style:parent-style-name="DefaultParagraphFont" style:family="text">
      <style:text-properties style:font-name="Aptos" style:font-name-asian="Aptos" style:font-name-complex="Aptos"/>
    </style:style>
    <style:style style:name="P390" style:parent-style-name="Normal" style:family="paragraph">
      <style:paragraph-properties fo:margin-top="0.1666in" fo:margin-bottom="0.1666in"/>
    </style:style>
    <style:style style:name="T391" style:parent-style-name="DefaultParagraphFont" style:family="text">
      <style:text-properties style:font-name="Aptos" style:font-name-asian="Aptos" style:font-name-complex="Aptos"/>
    </style:style>
    <style:style style:name="T392" style:parent-style-name="DefaultParagraphFont" style:family="text">
      <style:text-properties style:font-name="Aptos" style:font-name-asian="Aptos" style:font-name-complex="Aptos" fo:font-weight="bold" style:font-weight-asian="bold" style:font-weight-complex="bold"/>
    </style:style>
    <style:style style:name="T393" style:parent-style-name="DefaultParagraphFont" style:family="text">
      <style:text-properties style:font-name="Aptos" style:font-name-asian="Aptos" style:font-name-complex="Aptos"/>
    </style:style>
    <style:style style:name="P394" style:parent-style-name="Normal" style:family="paragraph">
      <style:paragraph-properties fo:margin-top="0.1666in" fo:margin-bottom="0.1666in"/>
    </style:style>
    <style:style style:name="T395" style:parent-style-name="DefaultParagraphFont" style:family="text">
      <style:text-properties style:font-name="Aptos" style:font-name-asian="Aptos" style:font-name-complex="Aptos"/>
    </style:style>
    <style:style style:name="T396" style:parent-style-name="DefaultParagraphFont" style:family="text">
      <style:text-properties style:font-name="Aptos" style:font-name-asian="Aptos" style:font-name-complex="Aptos" fo:font-weight="bold" style:font-weight-asian="bold" style:font-weight-complex="bold"/>
    </style:style>
    <style:style style:name="T397" style:parent-style-name="DefaultParagraphFont" style:family="text">
      <style:text-properties style:font-name="Aptos" style:font-name-asian="Aptos" style:font-name-complex="Aptos"/>
    </style:style>
    <style:style style:name="T398" style:parent-style-name="DefaultParagraphFont" style:family="text">
      <style:text-properties style:font-name="Aptos" style:font-name-asian="Aptos" style:font-name-complex="Aptos" fo:font-style="italic" style:font-style-asian="italic" style:font-style-complex="italic"/>
    </style:style>
    <style:style style:name="T399" style:parent-style-name="DefaultParagraphFont" style:family="text">
      <style:text-properties style:font-name="Aptos" style:font-name-asian="Aptos" style:font-name-complex="Aptos"/>
    </style:style>
    <style:style style:name="P400" style:parent-style-name="Heading2" style:family="paragraph">
      <style:paragraph-properties fo:margin-top="0.2076in" fo:margin-bottom="0.2076in"/>
    </style:style>
    <style:style style:name="T40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02" style:parent-style-name="Normal" style:family="paragraph">
      <style:paragraph-properties fo:margin-top="0.1666in" fo:margin-bottom="0.1666in"/>
    </style:style>
    <style:style style:name="T403" style:parent-style-name="DefaultParagraphFont" style:family="text">
      <style:text-properties style:font-name="Aptos" style:font-name-asian="Aptos" style:font-name-complex="Aptos"/>
    </style:style>
    <style:style style:name="P404" style:parent-style-name="ListParagraph" style:list-style-name="LFO4" style:family="paragraph">
      <style:paragraph-properties fo:margin-top="0.1666in" fo:margin-bottom="0.1666in"/>
    </style:style>
    <style:style style:name="T405" style:parent-style-name="DefaultParagraphFont" style:family="text">
      <style:text-properties style:font-name="Aptos" style:font-name-asian="Aptos" style:font-name-complex="Aptos" fo:font-weight="bold" style:font-weight-asian="bold" style:font-weight-complex="bold"/>
    </style:style>
    <style:style style:name="T406" style:parent-style-name="DefaultParagraphFont" style:family="text">
      <style:text-properties style:font-name="Aptos" style:font-name-asian="Aptos" style:font-name-complex="Aptos"/>
    </style:style>
    <style:style style:name="P407" style:parent-style-name="ListParagraph" style:list-style-name="LFO4" style:family="paragraph">
      <style:paragraph-properties fo:margin-top="0.1666in" fo:margin-bottom="0.1666in"/>
    </style:style>
    <style:style style:name="T408" style:parent-style-name="DefaultParagraphFont" style:family="text">
      <style:text-properties style:font-name="Aptos" style:font-name-asian="Aptos" style:font-name-complex="Aptos" fo:font-weight="bold" style:font-weight-asian="bold" style:font-weight-complex="bold"/>
    </style:style>
    <style:style style:name="T409" style:parent-style-name="DefaultParagraphFont" style:family="text">
      <style:text-properties style:font-name="Aptos" style:font-name-asian="Aptos" style:font-name-complex="Aptos"/>
    </style:style>
    <style:style style:name="P410" style:parent-style-name="ListParagraph" style:list-style-name="LFO4" style:family="paragraph">
      <style:paragraph-properties fo:margin-top="0.1666in" fo:margin-bottom="0.1666in"/>
    </style:style>
    <style:style style:name="T411" style:parent-style-name="DefaultParagraphFont" style:family="text">
      <style:text-properties style:font-name="Aptos" style:font-name-asian="Aptos" style:font-name-complex="Aptos" fo:font-weight="bold" style:font-weight-asian="bold" style:font-weight-complex="bold"/>
    </style:style>
    <style:style style:name="T412" style:parent-style-name="DefaultParagraphFont" style:family="text">
      <style:text-properties style:font-name="Aptos" style:font-name-asian="Aptos" style:font-name-complex="Aptos"/>
    </style:style>
    <style:style style:name="P413" style:parent-style-name="ListParagraph" style:list-style-name="LFO4" style:family="paragraph">
      <style:paragraph-properties fo:margin-top="0.1666in" fo:margin-bottom="0.1666in"/>
    </style:style>
    <style:style style:name="T414" style:parent-style-name="DefaultParagraphFont" style:family="text">
      <style:text-properties style:font-name="Aptos" style:font-name-asian="Aptos" style:font-name-complex="Aptos" fo:font-weight="bold" style:font-weight-asian="bold" style:font-weight-complex="bold"/>
    </style:style>
    <style:style style:name="T415" style:parent-style-name="DefaultParagraphFont" style:family="text">
      <style:text-properties style:font-name="Aptos" style:font-name-asian="Aptos" style:font-name-complex="Aptos"/>
    </style:style>
    <style:style style:name="P416" style:parent-style-name="ListParagraph" style:list-style-name="LFO4" style:family="paragraph">
      <style:paragraph-properties fo:margin-top="0.1666in" fo:margin-bottom="0.1666in"/>
    </style:style>
    <style:style style:name="T417" style:parent-style-name="DefaultParagraphFont" style:family="text">
      <style:text-properties style:font-name="Aptos" style:font-name-asian="Aptos" style:font-name-complex="Aptos" fo:font-weight="bold" style:font-weight-asian="bold" style:font-weight-complex="bold"/>
    </style:style>
    <style:style style:name="T418" style:parent-style-name="DefaultParagraphFont" style:family="text">
      <style:text-properties style:font-name="Aptos" style:font-name-asian="Aptos" style:font-name-complex="Aptos"/>
    </style:style>
    <style:style style:name="P419" style:parent-style-name="Normal" style:family="paragraph">
      <style:paragraph-properties fo:margin-top="0.1666in" fo:margin-bottom="0.1666in"/>
    </style:style>
    <style:style style:name="T420" style:parent-style-name="DefaultParagraphFont" style:family="text">
      <style:text-properties style:font-name="Aptos" style:font-name-asian="Aptos" style:font-name-complex="Aptos"/>
    </style:style>
    <style:style style:name="P421" style:parent-style-name="Heading2" style:family="paragraph">
      <style:paragraph-properties fo:margin-top="0.2076in" fo:margin-bottom="0.2076in"/>
    </style:style>
    <style:style style:name="T42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23" style:parent-style-name="Normal" style:family="paragraph">
      <style:paragraph-properties fo:margin-top="0.1666in" fo:margin-bottom="0.1666in"/>
    </style:style>
    <style:style style:name="T424" style:parent-style-name="DefaultParagraphFont" style:family="text">
      <style:text-properties style:font-name="Aptos" style:font-name-asian="Aptos" style:font-name-complex="Aptos"/>
    </style:style>
    <style:style style:name="P425" style:parent-style-name="Normal" style:family="paragraph">
      <style:paragraph-properties fo:margin-top="0.1666in" fo:margin-bottom="0.1666in"/>
    </style:style>
    <style:style style:name="T426" style:parent-style-name="DefaultParagraphFont" style:family="text">
      <style:text-properties style:font-name="Aptos" style:font-name-asian="Aptos" style:font-name-complex="Aptos"/>
    </style:style>
    <style:style style:name="P427" style:parent-style-name="Normal" style:family="paragraph">
      <style:paragraph-properties fo:margin-top="0.1666in" fo:margin-bottom="0.1666in"/>
    </style:style>
    <style:style style:name="T428" style:parent-style-name="DefaultParagraphFont" style:family="text">
      <style:text-properties style:font-name="Aptos" style:font-name-asian="Aptos" style:font-name-complex="Aptos"/>
    </style:style>
    <style:style style:name="P429" style:parent-style-name="Normal" style:family="paragraph">
      <style:paragraph-properties fo:margin-top="0.1666in" fo:margin-bottom="0.1666in"/>
      <style:text-properties style:font-name="Aptos" style:font-name-asian="Aptos" style:font-name-complex="Aptos"/>
    </style:style>
    <style:style style:name="P430" style:parent-style-name="Heading1" style:family="paragraph">
      <style:paragraph-properties fo:margin-top="0.2236in" fo:margin-bottom="0.2236in"/>
    </style:style>
    <style:style style:name="T431"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432" style:parent-style-name="Normal" style:family="paragraph">
      <style:paragraph-properties fo:margin-top="0.1666in" fo:margin-bottom="0.1666in"/>
    </style:style>
    <style:style style:name="T433" style:parent-style-name="DefaultParagraphFont" style:family="text">
      <style:text-properties style:font-name="Aptos" style:font-name-asian="Aptos" style:font-name-complex="Aptos"/>
    </style:style>
    <style:style style:name="P434" style:parent-style-name="Heading2" style:family="paragraph">
      <style:paragraph-properties fo:margin-top="0.2076in" fo:margin-bottom="0.2076in"/>
    </style:style>
    <style:style style:name="T43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36" style:parent-style-name="Normal" style:family="paragraph">
      <style:paragraph-properties fo:margin-top="0.1666in" fo:margin-bottom="0.1666in"/>
    </style:style>
    <style:style style:name="T437" style:parent-style-name="DefaultParagraphFont" style:family="text">
      <style:text-properties style:font-name="Aptos" style:font-name-asian="Aptos" style:font-name-complex="Aptos"/>
    </style:style>
    <style:style style:name="T438" style:parent-style-name="DefaultParagraphFont" style:family="text">
      <style:text-properties style:font-name="Aptos" style:font-name-asian="Aptos" style:font-name-complex="Aptos" fo:font-style="italic" style:font-style-asian="italic" style:font-style-complex="italic"/>
    </style:style>
    <style:style style:name="T439" style:parent-style-name="DefaultParagraphFont" style:family="text">
      <style:text-properties style:font-name="Aptos" style:font-name-asian="Aptos" style:font-name-complex="Aptos"/>
    </style:style>
    <style:style style:name="P440" style:parent-style-name="Normal" style:family="paragraph">
      <style:paragraph-properties fo:margin-top="0.1666in" fo:margin-bottom="0.1666in"/>
    </style:style>
    <style:style style:name="T441" style:parent-style-name="DefaultParagraphFont" style:family="text">
      <style:text-properties style:font-name="Aptos" style:font-name-asian="Aptos" style:font-name-complex="Aptos"/>
    </style:style>
    <style:style style:name="P442" style:parent-style-name="Normal" style:family="paragraph">
      <style:paragraph-properties fo:margin-top="0.1666in" fo:margin-bottom="0.1666in"/>
    </style:style>
    <style:style style:name="T443" style:parent-style-name="DefaultParagraphFont" style:family="text">
      <style:text-properties style:font-name="Aptos" style:font-name-asian="Aptos" style:font-name-complex="Aptos"/>
    </style:style>
    <style:style style:name="T444" style:parent-style-name="DefaultParagraphFont" style:family="text">
      <style:text-properties style:font-name="Aptos" style:font-name-asian="Aptos" style:font-name-complex="Aptos" fo:font-weight="bold" style:font-weight-asian="bold" style:font-weight-complex="bold"/>
    </style:style>
    <style:style style:name="T445" style:parent-style-name="DefaultParagraphFont" style:family="text">
      <style:text-properties style:font-name="Aptos" style:font-name-asian="Aptos" style:font-name-complex="Aptos"/>
    </style:style>
    <style:style style:name="T446" style:parent-style-name="DefaultParagraphFont" style:family="text">
      <style:text-properties style:font-name="Aptos" style:font-name-asian="Aptos" style:font-name-complex="Aptos" fo:font-style="italic" style:font-style-asian="italic" style:font-style-complex="italic"/>
    </style:style>
    <style:style style:name="T447" style:parent-style-name="DefaultParagraphFont" style:family="text">
      <style:text-properties style:font-name="Aptos" style:font-name-asian="Aptos" style:font-name-complex="Aptos"/>
    </style:style>
    <style:style style:name="T448" style:parent-style-name="DefaultParagraphFont" style:family="text">
      <style:text-properties style:font-name="Aptos" style:font-name-asian="Aptos" style:font-name-complex="Aptos" fo:font-style="italic" style:font-style-asian="italic" style:font-style-complex="italic"/>
    </style:style>
    <style:style style:name="T449" style:parent-style-name="DefaultParagraphFont" style:family="text">
      <style:text-properties style:font-name="Aptos" style:font-name-asian="Aptos" style:font-name-complex="Aptos"/>
    </style:style>
    <style:style style:name="P450" style:parent-style-name="Normal" style:family="paragraph">
      <style:paragraph-properties fo:margin-top="0.1666in" fo:margin-bottom="0.1666in"/>
    </style:style>
    <style:style style:name="T451" style:parent-style-name="DefaultParagraphFont" style:family="text">
      <style:text-properties style:font-name="Aptos" style:font-name-asian="Aptos" style:font-name-complex="Aptos"/>
    </style:style>
    <style:style style:name="P452" style:parent-style-name="Heading2" style:family="paragraph">
      <style:paragraph-properties fo:margin-top="0.2076in" fo:margin-bottom="0.2076in"/>
    </style:style>
    <style:style style:name="T45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54" style:parent-style-name="Normal" style:family="paragraph">
      <style:paragraph-properties fo:margin-top="0.1666in" fo:margin-bottom="0.1666in"/>
    </style:style>
    <style:style style:name="T455" style:parent-style-name="DefaultParagraphFont" style:family="text">
      <style:text-properties style:font-name="Aptos" style:font-name-asian="Aptos" style:font-name-complex="Aptos"/>
    </style:style>
    <style:style style:name="P456" style:parent-style-name="Normal" style:family="paragraph">
      <style:paragraph-properties fo:margin-top="0.1666in" fo:margin-bottom="0.1666in"/>
    </style:style>
    <style:style style:name="T457" style:parent-style-name="DefaultParagraphFont" style:family="text">
      <style:text-properties style:font-name="Aptos" style:font-name-asian="Aptos" style:font-name-complex="Aptos" fo:font-weight="bold" style:font-weight-asian="bold" style:font-weight-complex="bold"/>
    </style:style>
    <style:style style:name="T458" style:parent-style-name="DefaultParagraphFont" style:family="text">
      <style:text-properties style:font-name="Aptos" style:font-name-asian="Aptos" style:font-name-complex="Aptos"/>
    </style:style>
    <style:style style:name="P459" style:parent-style-name="Normal" style:family="paragraph">
      <style:paragraph-properties fo:margin-top="0.1666in" fo:margin-bottom="0.1666in"/>
    </style:style>
    <style:style style:name="T460" style:parent-style-name="DefaultParagraphFont" style:family="text">
      <style:text-properties style:font-name="Aptos" style:font-name-asian="Aptos" style:font-name-complex="Aptos"/>
    </style:style>
    <style:style style:name="T461" style:parent-style-name="DefaultParagraphFont" style:family="text">
      <style:text-properties style:font-name="Aptos" style:font-name-asian="Aptos" style:font-name-complex="Aptos" fo:font-style="italic" style:font-style-asian="italic" style:font-style-complex="italic"/>
    </style:style>
    <style:style style:name="T462" style:parent-style-name="DefaultParagraphFont" style:family="text">
      <style:text-properties style:font-name="Aptos" style:font-name-asian="Aptos" style:font-name-complex="Aptos"/>
    </style:style>
    <style:style style:name="P463" style:parent-style-name="Normal" style:family="paragraph">
      <style:paragraph-properties fo:margin-top="0.1666in" fo:margin-bottom="0.1666in"/>
    </style:style>
    <style:style style:name="T464" style:parent-style-name="DefaultParagraphFont" style:family="text">
      <style:text-properties style:font-name="Aptos" style:font-name-asian="Aptos" style:font-name-complex="Aptos"/>
    </style:style>
    <style:style style:name="P465" style:parent-style-name="Normal" style:family="paragraph">
      <style:paragraph-properties fo:margin-top="0.1666in" fo:margin-bottom="0.1666in"/>
    </style:style>
    <style:style style:name="T466" style:parent-style-name="DefaultParagraphFont" style:family="text">
      <style:text-properties style:font-name="Aptos" style:font-name-asian="Aptos" style:font-name-complex="Aptos" fo:font-weight="bold" style:font-weight-asian="bold" style:font-weight-complex="bold"/>
    </style:style>
    <style:style style:name="T467" style:parent-style-name="DefaultParagraphFont" style:family="text">
      <style:text-properties style:font-name="Aptos" style:font-name-asian="Aptos" style:font-name-complex="Aptos"/>
    </style:style>
    <style:style style:name="T468" style:parent-style-name="DefaultParagraphFont" style:family="text">
      <style:text-properties style:font-name="Aptos" style:font-name-asian="Aptos" style:font-name-complex="Aptos" fo:font-weight="bold" style:font-weight-asian="bold" style:font-weight-complex="bold"/>
    </style:style>
    <style:style style:name="T469" style:parent-style-name="DefaultParagraphFont" style:family="text">
      <style:text-properties style:font-name="Aptos" style:font-name-asian="Aptos" style:font-name-complex="Aptos"/>
    </style:style>
    <style:style style:name="P470" style:parent-style-name="Heading2" style:family="paragraph">
      <style:paragraph-properties fo:margin-top="0.2076in" fo:margin-bottom="0.2076in"/>
    </style:style>
    <style:style style:name="T47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72" style:parent-style-name="Normal" style:family="paragraph">
      <style:paragraph-properties fo:margin-top="0.1666in" fo:margin-bottom="0.1666in"/>
    </style:style>
    <style:style style:name="T473" style:parent-style-name="DefaultParagraphFont" style:family="text">
      <style:text-properties style:font-name="Aptos" style:font-name-asian="Aptos" style:font-name-complex="Aptos"/>
    </style:style>
    <style:style style:name="P474" style:parent-style-name="Normal" style:family="paragraph">
      <style:paragraph-properties fo:margin-top="0.1666in" fo:margin-bottom="0.1666in"/>
    </style:style>
    <style:style style:name="T475" style:parent-style-name="DefaultParagraphFont" style:family="text">
      <style:text-properties style:font-name="Aptos" style:font-name-asian="Aptos" style:font-name-complex="Aptos" fo:font-weight="bold" style:font-weight-asian="bold" style:font-weight-complex="bold"/>
    </style:style>
    <style:style style:name="P476" style:parent-style-name="ListParagraph" style:list-style-name="LFO3" style:family="paragraph">
      <style:paragraph-properties fo:margin-top="0.1666in" fo:margin-bottom="0.1666in"/>
    </style:style>
    <style:style style:name="T477" style:parent-style-name="DefaultParagraphFont" style:family="text">
      <style:text-properties style:font-name="Aptos" style:font-name-asian="Aptos" style:font-name-complex="Aptos"/>
    </style:style>
    <style:style style:name="T478" style:parent-style-name="DefaultParagraphFont" style:family="text">
      <style:text-properties style:font-name="Aptos" style:font-name-asian="Aptos" style:font-name-complex="Aptos" fo:font-style="italic" style:font-style-asian="italic" style:font-style-complex="italic"/>
    </style:style>
    <style:style style:name="T479" style:parent-style-name="DefaultParagraphFont" style:family="text">
      <style:text-properties style:font-name="Aptos" style:font-name-asian="Aptos" style:font-name-complex="Aptos"/>
    </style:style>
    <style:style style:name="P480" style:parent-style-name="ListParagraph" style:list-style-name="LFO3" style:family="paragraph">
      <style:paragraph-properties fo:margin-top="0.1666in" fo:margin-bottom="0.1666in"/>
      <style:text-properties style:font-name="Aptos" style:font-name-asian="Aptos" style:font-name-complex="Aptos"/>
    </style:style>
    <style:style style:name="P481" style:parent-style-name="ListParagraph" style:list-style-name="LFO3" style:family="paragraph">
      <style:paragraph-properties fo:margin-top="0.1666in" fo:margin-bottom="0.1666in"/>
      <style:text-properties style:font-name="Aptos" style:font-name-asian="Aptos" style:font-name-complex="Aptos"/>
    </style:style>
    <style:style style:name="P482" style:parent-style-name="Normal" style:family="paragraph">
      <style:paragraph-properties fo:margin-top="0.1666in" fo:margin-bottom="0.1666in"/>
    </style:style>
    <style:style style:name="T483" style:parent-style-name="DefaultParagraphFont" style:family="text">
      <style:text-properties style:font-name="Aptos" style:font-name-asian="Aptos" style:font-name-complex="Aptos" fo:font-weight="bold" style:font-weight-asian="bold" style:font-weight-complex="bold"/>
    </style:style>
    <style:style style:name="P484" style:parent-style-name="ListParagraph" style:list-style-name="LFO2" style:family="paragraph">
      <style:paragraph-properties fo:margin-top="0.1666in" fo:margin-bottom="0.1666in"/>
      <style:text-properties style:font-name="Aptos" style:font-name-asian="Aptos" style:font-name-complex="Aptos"/>
    </style:style>
    <style:style style:name="P485" style:parent-style-name="ListParagraph" style:list-style-name="LFO2" style:family="paragraph">
      <style:paragraph-properties fo:margin-top="0.1666in" fo:margin-bottom="0.1666in"/>
      <style:text-properties style:font-name="Aptos" style:font-name-asian="Aptos" style:font-name-complex="Aptos"/>
    </style:style>
    <style:style style:name="P486" style:parent-style-name="ListParagraph" style:list-style-name="LFO2" style:family="paragraph">
      <style:paragraph-properties fo:margin-top="0.1666in" fo:margin-bottom="0.1666in"/>
      <style:text-properties style:font-name="Aptos" style:font-name-asian="Aptos" style:font-name-complex="Aptos"/>
    </style:style>
    <style:style style:name="P487" style:parent-style-name="Heading2" style:family="paragraph">
      <style:paragraph-properties fo:margin-top="0.2076in" fo:margin-bottom="0.2076in"/>
    </style:style>
    <style:style style:name="T48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89" style:parent-style-name="Normal" style:family="paragraph">
      <style:paragraph-properties fo:margin-top="0.1666in" fo:margin-bottom="0.1666in"/>
    </style:style>
    <style:style style:name="T490" style:parent-style-name="DefaultParagraphFont" style:family="text">
      <style:text-properties style:font-name="Aptos" style:font-name-asian="Aptos" style:font-name-complex="Aptos"/>
    </style:style>
    <style:style style:name="T491" style:parent-style-name="DefaultParagraphFont" style:family="text">
      <style:text-properties style:font-name="Aptos" style:font-name-asian="Aptos" style:font-name-complex="Aptos" fo:font-weight="bold" style:font-weight-asian="bold" style:font-weight-complex="bold"/>
    </style:style>
    <style:style style:name="T492" style:parent-style-name="DefaultParagraphFont" style:family="text">
      <style:text-properties style:font-name="Aptos" style:font-name-asian="Aptos" style:font-name-complex="Aptos"/>
    </style:style>
    <style:style style:name="P493" style:parent-style-name="ListParagraph" style:list-style-name="LFO1" style:family="paragraph">
      <style:paragraph-properties fo:margin-top="0.1666in" fo:margin-bottom="0.1666in"/>
      <style:text-properties style:font-name="Aptos" style:font-name-asian="Aptos" style:font-name-complex="Aptos"/>
    </style:style>
    <style:style style:name="P494" style:parent-style-name="ListParagraph" style:list-style-name="LFO1" style:family="paragraph">
      <style:paragraph-properties fo:margin-top="0.1666in" fo:margin-bottom="0.1666in"/>
      <style:text-properties style:font-name="Aptos" style:font-name-asian="Aptos" style:font-name-complex="Aptos"/>
    </style:style>
    <style:style style:name="P495" style:parent-style-name="ListParagraph" style:list-style-name="LFO1" style:family="paragraph">
      <style:paragraph-properties fo:margin-top="0.1666in" fo:margin-bottom="0.1666in"/>
      <style:text-properties style:font-name="Aptos" style:font-name-asian="Aptos" style:font-name-complex="Aptos"/>
    </style:style>
    <style:style style:name="P496" style:parent-style-name="ListParagraph" style:list-style-name="LFO1" style:family="paragraph">
      <style:paragraph-properties fo:margin-top="0.1666in" fo:margin-bottom="0.1666in"/>
      <style:text-properties style:font-name="Aptos" style:font-name-asian="Aptos" style:font-name-complex="Aptos"/>
    </style:style>
    <style:style style:name="P497" style:parent-style-name="Normal" style:family="paragraph">
      <style:paragraph-properties fo:margin-top="0.1666in" fo:margin-bottom="0.1666in"/>
    </style:style>
    <style:style style:name="T498" style:parent-style-name="DefaultParagraphFont" style:family="text">
      <style:text-properties style:font-name="Aptos" style:font-name-asian="Aptos" style:font-name-complex="Aptos"/>
    </style:style>
    <style:style style:name="P499" style:parent-style-name="Normal" style:family="paragraph">
      <style:paragraph-properties fo:margin-top="0.1666in" fo:margin-bottom="0.1666in"/>
    </style:style>
    <style:style style:name="T500" style:parent-style-name="DefaultParagraphFont" style:family="text">
      <style:text-properties style:font-name="Aptos" style:font-name-asian="Aptos" style:font-name-complex="Aptos"/>
    </style:style>
    <style:style style:name="P501" style:parent-style-name="Normal" style:family="paragraph">
      <style:paragraph-properties fo:margin-top="0.1666in" fo:margin-bottom="0.1666in"/>
      <style:text-properties style:font-name="Aptos" style:font-name-asian="Aptos" style:font-name-complex="Aptos"/>
    </style:style>
    <style:style style:name="P502" style:parent-style-name="Normal" style:family="paragraph">
      <style:paragraph-properties fo:margin-top="0.1666in" fo:margin-bottom="0.1666in"/>
      <style:text-properties style:font-name="Aptos" style:font-name-asian="Aptos" style:font-name-complex="Aptos"/>
    </style:style>
  </office:automatic-styles>
  <office:body>
    <office:text text:use-soft-page-breaks="true">
      <text:h text:style-name="P1" text:outline-level="1"><text:span text:style-name="T2">Thesis Structure Overview</text:span></text:h>
      <text:p text:style-name="P3"><text:span text:style-name="T4">Chapter 1: Introduction</text:span><text:line-break/><text:s/>Establishes the context and importance of the research, narrowing from the broad role of video in politics to the specific challenges of multimodal analysis. Concludes with the research question and the project’s four main contributions.</text:p>
      <text:p text:style-name="P5"><text:span text:style-name="T6">Chapter 2: Related Work</text:span><text:line-break/><text:s/>Reviews the academic literature in the key domains of the project: multimodal analysis, speaker diarization, face recognition, and computational political science.</text:p>
      <text:p text:style-name="P7"><text:span text:style-name="T8">Chapter 3: Methodology</text:span><text:line-break/><text:s/>Describes the system architecture and technical implementation of the pipeline, including containerized microservices, the orchestrator, and the models and libraries used for audio, visual, and text analysis.</text:p>
      <text:p text:style-name="P9"><text:span text:style-name="T10">Chapter 4: Data and Analytical Artifacts</text:span><text:line-break/><text:s/>Documents the outputs of the pipeline, structured into textual artifacts, aggregated JSON reports, visual assets, and interactive dashboard files. Provides a provenance map and defines sanity checks to validate results.</text:p>
      <text:p text:style-name="P11"><text:span text:style-name="T12">Chapter 5: Results and Evaluation</text:span><text:line-break/><text:s/>Presents the findings through a case study of a presidential debate. Introduces the interactive dashboard and walks through the overall debate sentiment flow, speaker profiles, and topic-based polarization.</text:p>
      <text:p text:style-name="P13"><text:span text:style-name="T14">Chapter 6: Discussion and Conclusion</text:span><text:line-break/><text:s/>Interprets the empirical results, acknowledges limitations, and outlines future research directions. Ends with a concise conclusion reiterating the contributions.</text:p>
      <text:h text:style-name="Heading3" text:outline-level="3"><text:span text:style-name="T15">Background</text:span></text:h>
      <text:p text:style-name="P16">The proliferation of online video platforms has irrevocably altered the landscape of political discourse. In today's hyper-connected society, platforms like YouTube, Facebook, and TikTok have transcended their origins as entertainment hubs to become primary conduits for political communication. It is here that debates, campaign rallies, and interviews are broadcast to global audiences, shaping public opinion on an unprecedented scale.</text:p>
      <text:p text:style-name="P17"><text:span text:style-name="T18">This shift from text-based communication to video introduces a rich, yet complex, layer of information that goes far beyond the spoken word. In a political debate, a candidate's message is not conveyed through their words alone. Multimodal cues—the subtle nuances of vocal tone, the flash of a facial expression, or the confidence of a gesture—all play a critical role in how the audience perceives their credibility, emotional state, and ultimately, the persuasiveness of their arguments. These non-verbal signals are woven into the fabric of the verbal content, creating a tapestry of meaning that profoundly influences public perception and the overarching political narrative.</text:span></text:p>
      <text:p text:style-name="P19"><text:span text:style-name="T20">However, our ability to systematically analyze these crucial signals has not kept pace with their growing importance. Traditional methods of content analysis, which have long been the bedrock of political science and media studies, are ill-equipped to handle the sheer volume and complexity of video data. While computational methods have made significant strides in fields like natural language processing and social signal processing, their application to political analysis remains in its nascent stages. Too often, existing automated approaches focus on a single modality, such as performing sentiment analysis on a debate transcript, while ignoring the vital context provided by vocal intonation or visual expressions.</text:span></text:p>
      <text:p text:style-name="P21"><text:span text:style-name="T22">Recent scholarly work in multimodal conversational analysis has highlighted the inadequacy of such a siloed approach. To truly understand the dynamics of human interaction, especially in a high-stakes environment like a political debate, we must be able to capture and analyze these different communication channels in concert. The emotional undercurrents of a debate, the subtle indicators of bias, and the complex interplay between speakers are all encoded in this multimodal data. Without the tools to effectively decode it, our understanding of modern political communication remains incomplete.</text:span></text:p>
      <text:h text:style-name="P23" text:outline-level="3"><text:span text:style-name="T24">Problem Statement</text:span></text:h>
      <text:p text:style-name="P25"><text:span text:style-name="T26">While political debates are now predominantly consumed in video format, there is a significant gap in the availability of automated tools designed to analyze these events in a truly holistic manner. Current computational approaches often fixate on a single communication channel, most commonly applying sentiment analysis to textual transcripts. This narrow focus overlooks the rich, interconnected nature of political communication, where verbal content, vocal delivery, and visual cues combine to create a message far more potent than the sum of its parts. By ignoring this interplay, we limit our ability to understand how sentiment, emotion, and polarization dynamically unfold during a debate.</text:span></text:p>
      <text:p text:style-name="P27"><text:span text:style-name="T28">The inherent complexity of political debates further exacerbates this challenge. These are not orderly, scripted events; they are characterized by rapid-fire exchanges, frequent interruptions, overlapping speech, and a palpable emotional intensity. Such a chaotic environment renders traditional, single-modality analysis techniques insufficient. To accurately capture the dynamics at play, a more robust and integrated framework is required. Without the ability to synthesize data from visual, vocal, and verbal streams, we are left with an incomplete picture, unable to fully grasp not just what is said, but<text:s/></text:span><text:span text:style-name="T29">how</text:span><text:span text:style-name="T30"><text:s/>it is said and received. This technological gap hampers both scholarly research and practical applications, from identifying media bias to tracking the erosion of civil discourse.</text:span></text:p>
      <text:p text:style-name="P31"><text:span text:style-name="T32">This thesis, therefore, addresses the following research question:</text:span></text:p>
      <text:p text:style-name="P33"><text:span text:style-name="T34">How can a multi-modal analysis pipeline be designed and implemented to automatically extract and analyze sentiment and polarization cues from political debate videos?</text:span></text:p>
      <text:p text:style-name="P35"><text:span text:style-name="T36">In answering this question, this project makes four principal contributions. First, it introduces a fully Dockerized, end-to-end pipeline for the automated analysis of debate videos, ensuring the system is modular, scalable, and easily reproducible. Second, the pipeline systematically integrates audio, visual, and textual analysis, capturing vocal tones, facial expressions, and transcribed speech to generate a rich, multi-layered dataset for analysis. Third, it features a specialized polarization analysis module that performs sentiment, emotion, and topic classification at the segment level, offering a granular view of the debate's thematic and emotional landscape. Finally, the project delivers an interactive web-based dashboard that transforms the complex analytical output into intuitive visualizations, allowing users to explore the debate transcript, compare speaker profiles, and investigate sentiment across various topics.</text:span></text:p>
      <text:h text:style-name="P37" text:outline-level="2"><text:span text:style-name="T38">2. Related Work</text:span></text:h>
      <text:p text:style-name="P39"><text:span text:style-name="T40">This section reviews literature across key areas relevant to multimodal political debate analysis, situating this thesis within existing scholarship, identifying methodological gaps, and demonstrating how the present work advances the state-of-the-art.</text:span></text:p>
      <text:h text:style-name="P41" text:outline-level="3"><text:span text:style-name="T42">2.1 Multimodal Analysis of Social Communication</text:span></text:h>
      <text:p text:style-name="P43"><text:span text:style-name="T44">Human communication inherently integrates multiple modalities—visual, auditory, and textual. Multimodal machine learning seeks to model these complex interactions by aligning, fusing, and reasoning across modalities (Baltrušaitis, Ahuja &amp; Morency, 2017; Liang, Zadeh &amp; Morency, 2022).</text:span></text:p>
      <text:p text:style-name="P45"><text:span text:style-name="T46">In political communication studies, qualitative multimodal discourse analysis has gained traction, especially in digital contexts. Yepez-Reyes et al. (2023) examine political participation in Ecuadorian elections through multimodal methods, while Caiani et al. (2024) analyze contentious actors’ use of multimodal discourse on social media. These works underscore the interpretive power of multimodality but generally adopt qualitative approaches. In contrast, this thesis advances automated multimodal analysis at scale, specifically adapted to the debate setting.</text:span></text:p>
      <text:h text:style-name="P47" text:outline-level="3"><text:span text:style-name="T48">2.2 Advancements in Audio Processing</text:span></text:h>
      <text:p text:style-name="P49"><text:span text:style-name="T50">Political debates are characterized by overlapping speech, interruptions, and emotional intensity.<text:s/></text:span><text:span text:style-name="T51">Speaker diarization</text:span><text:span text:style-name="T52">, or the task of determining “who spoke when,” has advanced significantly through neural architectures such as<text:s/></text:span><text:span text:style-name="T53">pyannote.audio</text:span><text:span text:style-name="T54"><text:s/>(Bredin et al., 2020). Similarly, automatic speech recognition (ASR) has been transformed by self-supervised models like OpenAI’s<text:s/></text:span><text:span text:style-name="T55">Whisper</text:span><text:span text:style-name="T56"><text:s/>(Radford et al., 2023), which offers robustness in noisy, multilingual environments and produces word-level timestamps crucial for multimodal alignment.</text:span></text:p>
      <text:p text:style-name="P57"><text:span text:style-name="T58">Despite these advances, most political science analyses rely on pre-cleaned transcripts instead of raw, noisy audio. This thesis integrates diarization and ASR directly into a multimodal pipeline, addressing a clear gap in political debate analysis.</text:span></text:p>
      <text:h text:style-name="P59" text:outline-level="3"><text:span text:style-name="T60">2.3 Face Detection, Recognition, and Visual Emotion in Video</text:span></text:h>
      <text:p text:style-name="P61"><text:span text:style-name="T62">Visual cues—including facial expressions and gestures—contribute substantially to meaning in political debates. DeepFace (Serengil &amp; Ozpinar, 2020) exemplifies modern deep-learning frameworks for scalable face detection, alignment, and embedding. Empirical research shows the importance of such cues: Davis et al. (2021) demonstrate that facial expressions influence funding outcomes in entrepreneurial contexts, underscoring their social significance.</text:span></text:p>
      <text:p text:style-name="P63"><text:span text:style-name="T64">Computational approaches for debates remain rare. For example, Shah et al. (2023) apply multimodal classifiers to historical debate footage, detecting aggression using audio-visual features. However, these remain narrow in scope, focusing on specific affective dimensions. This thesis expands upon such efforts by linking face recognition with audio and textual modalities for sentiment and polarization analysis.</text:span></text:p>
      <text:h text:style-name="P65" text:outline-level="3"><text:span text:style-name="T66">2.4 Computational Analysis of Political Polarization</text:span></text:h>
      <text:p text:style-name="P67"><text:span text:style-name="T68">Text-based analysis has long been central to political science. Tools like VADER (Hutto &amp; Gilbert, 2014) allow scalable sentiment scoring, while topic modeling and zero-shot classification methods identify thematic structures in discourse (Grimmer &amp; Stewart, 2013). Yet, such approaches treat text in isolation, neglecting vocal tone or visual expression.</text:span></text:p>
      <text:p text:style-name="P69"><text:span text:style-name="T70">This thesis bridges that divide by combining sentiment, emotion, and topic modeling with synchronized audio and visual modalities. The result is a granular, multimodal view of polarization dynamics beyond the reach of text-only methods.</text:span></text:p>
      <text:p text:style-name="Normal"/>
      <text:h text:style-name="P71" text:outline-level="2"><text:span text:style-name="T72">2.5 Summary of Gaps and Innovations</text:span></text:h>
      <text:list text:style-name="LFO13" text:continue-numbering="true">
        <text:list-item>
          <text:p text:style-name="P73"><text:span text:style-name="T74">Theoretical Multimodal Research</text:span><text:span text:style-name="T75"><text:s/>(e.g., Baltrušaitis et al., 2017; Yepez-Reyes et al., 2023) highlights interpretive frameworks but lacks automated scalability in debate contexts.</text:span></text:p>
        </text:list-item>
        <text:list-item>
          <text:p text:style-name="P76"><text:span text:style-name="T77">Audio Technologies</text:span><text:span text:style-name="T78"><text:s/>(diarization, ASR) are technically mature but rarely applied to raw political debate audio.</text:span></text:p>
        </text:list-item>
        <text:list-item>
          <text:p text:style-name="P79"><text:span text:style-name="T80">Visual Analysis</text:span><text:span text:style-name="T81"><text:s/>(face recognition, emotion) is advancing but underutilized in political communication studies.</text:span></text:p>
        </text:list-item>
        <text:list-item>
          <text:p text:style-name="P82"><text:span text:style-name="T83">Textual Political Analysis</text:span><text:span text:style-name="T84"><text:s/>is well established but siloed; multimodal integration remains rare.</text:span></text:p>
        </text:list-item>
      </text:list>
      <text:p text:style-name="P85"><text:span text:style-name="T86">This thesis addresses these gaps by delivering a<text:s/></text:span><text:span text:style-name="T87">Dockerized, end-to-end pipeline</text:span><text:span text:style-name="T88"><text:s/>that integrates audio, visual, and textual modalities, performs fine-grained sentiment/emotion/topic analysis, and outputs interpretable multimodal metrics for political debate research.</text:span></text:p>
      <text:p text:style-name="P89"/>
      <text:p text:style-name="P90"/>
      <text:p text:style-name="P91"/>
      <text:h text:style-name="P92" text:outline-level="2"><text:span text:style-name="T93">3. Methodology</text:span></text:h>
      <text:p text:style-name="P94"><text:span text:style-name="T95">The core of this thesis is the development of a robust computational pipeline for the multimodal analysis of political debates. This section provides a detailed overview of the system's architecture, data processing workflows, and the models used for feature extraction and analysis.</text:span></text:p>
      <text:h text:style-name="P96" text:outline-level="3"><text:span text:style-name="T97">3.1 System Architecture</text:span></text:h>
      <text:p text:style-name="P98"><text:span text:style-name="T99">To ensure modularity, scalability, and reproducibility, the analysis pipeline is designed as a containerized microservices architecture. This approach, which leverages Docker technology, allows each stage of the analysis to be encapsulated in its own isolated environment. This not only promotes efficient resource management but also enables the parallel processing of large video datasets, making the system well-suited for large-scale research.</text:span></text:p>
      <text:p text:style-name="P100"><text:span text:style-name="T101">The entire pipeline is orchestrated by a master control script that manages a series of independent services, each designed for a specific analytical task:</text:span></text:p>
      <text:p text:style-name="P102"><text:span text:style-name="T103">Audio Processing: This service is responsible for the initial handling of the audio stream. It extracts the audio from the video file, performs speaker diarization to determine "who spoke when," and generates a timestamped transcript of the debate.</text:span></text:p>
      <text:p text:style-name="P104"><text:span text:style-name="T105">Face Recognition: Operating in parallel with the audio processing service, this module handles the visual stream. It detects and tracks faces throughout the video, identifying the individuals present in each frame.</text:span></text:p>
      <text:p text:style-name="P106"><text:span text:style-name="T107">Polarization Analysis: This is the analytical core of the pipeline. It takes the outputs from the audio and face recognition services and performs sentiment, emotion, and topic analysis on the transcribed speech, creating a rich dataset of polarization and emotional metrics.</text:span></text:p>
      <text:p text:style-name="P108"><text:span text:style-name="T109">The pipeline employs a two-tiered parallelization strategy to maximize efficiency. First, multiple video files can be processed concurrently, allowing for the rapid analysis of large debate archives. Second, within the processing of a single video, independent services are executed in parallel. For instance, the audio and face recognition modules can run simultaneously, as their tasks are not dependent on one another. However, the pipeline is also dependency-aware; for example, the final polarization analysis cannot begin until both the transcription and facial recognition data are available.</text:span></text:p>
      <text:p text:style-name="P110"><text:span text:style-name="T111">Each service operates within a dedicated Docker container with carefully allocated system resources (e.g., 2GB of RAM and 1.0 CPU for audio processing; 3GB of RAM and 1.5 CPUs for face recognition). This resource allocation strategy prevents system bottlenecks, ensures stability, and allows for predictable performance. Data is exchanged between services through shared Docker volumes, which provide a high-speed, reliable method for passing intermediate outputs, such as JSON files containing transcriptions and facial embeddings, from one stage of the pipeline to the next. This architecture results in a robust, efficient, and reproducible framework that can be easily deployed in a variety of computing environments.</text:span></text:p>
      <text:h text:style-name="P112" text:outline-level="3"><text:span text:style-name="T113">3.2 Technical Implementation and Data Flow</text:span></text:h>
      <text:p text:style-name="P114"><text:span text:style-name="T115">The pipeline's analytical capabilities are built upon a foundation of specialized open-source libraries and pre-trained models. The following sections detail the tools, methodologies, and data structures used in each stage of the processing workflow.</text:span></text:p>
      <text:h text:style-name="P116" text:outline-level="4"><text:span text:style-name="T117">3.2.1 Audio Processing</text:span></text:h>
      <text:p text:style-name="P118"><text:span text:style-name="T119">The audio processing module implements a sophisticated three-stage pipeline that transforms raw video input into structured, speaker-attributed speech data.</text:span></text:p>
      <text:p text:style-name="P120"><text:span text:style-name="T121">Stage 1: Audio Extraction: The process begins by using the Pydub library to extract the audio stream from the video file. The audio is converted to a single-channel (mono) format and exported as an MP3 file, which is an optimized format for subsequent speech processing tasks.</text:span></text:p>
      <text:p text:style-name="P122"><text:span text:style-name="T123">Stage 2: Speech Transcription: The extracted audio is then fed into OpenAI's Whisper model for automatic speech recognition. The "tiny" version of the model is utilized for a balance of speed and accuracy. Crucially, the word_timestamps=True parameter is enabled to generate precise start and end times for each transcribed word, providing the high-resolution temporal data necessary for multimodal alignment.</text:span></text:p>
      <text:p text:style-name="P124"><text:span text:style-name="T125">Stage 3: Speaker Diarization and Embedding: To identify individual speakers, the module leverages the pyannote.audio toolkit. A pre-trained diarization pipeline segments the audio and assigns a unique ID (e.g., SPEAKER_00) to each speaker's utterances. Concurrently, a pre-trained embedding model generates a 512-dimensional vector representation (embedding) of each speaker's voice. These embeddings are extracted using a sliding window approach to create a robust vocal signature for each individual.</text:span></text:p>
      <text:p text:style-name="P126"><text:span text:style-name="T127">This module produces two critical JSON files:</text:span></text:p>
      <text:p text:style-name="P128"><text:span text:style-name="T129">transcription_with_timestamps.json: This file contains the full debate transcript, broken down into segments with word-level timing information. Each word is associated with a precise start and end time in seconds.</text:span></text:p>
      <text:p text:style-name="P130"><text:span text:style-name="T131">speakers_with_embeddings.json: This file provides a speaker-centric view of the data. It contains a list of unique speaker IDs, and for each speaker, it lists all their speech segments with start and end times, the corresponding transcription, and the calculated voice embedding. It also includes an average embedding for each speaker, which serves as a consolidated vocal identifier.</text:span></text:p>
      <text:h text:style-name="P132" text:outline-level="4"><text:span text:style-name="T133">3.2.2 Face Recognition</text:span></text:h>
      <text:p text:style-name="P134"><text:span text:style-name="T135">Operating in parallel to the audio processing, this module analyzes the visual stream to identify the speakers.</text:span></text:p>
      <text:p text:style-name="P136"><text:span text:style-name="T137">Frame Sampling: Using the OpenCV library, the video is sampled at a rate of one frame per second. This rate is chosen to balance computational efficiency with the need for comprehensive facial detection.</text:span></text:p>
      <text:p text:style-name="P138"><text:span text:style-name="T139">Face Detection and Embedding: The DeepFace library is used to perform high-precision face detection on each frame, powered by the RetinaFace detector. A confidence threshold of 0.90 is applied to filter out low-quality detections. For each valid face, the Facenet model generates a 128-dimensional embedding.</text:span></text:p>
      <text:p text:style-name="P140"><text:span text:style-name="T141">Face Clustering: The generated face embeddings are then clustered based on cosine similarity. A threshold of 0.6 is used to group similar faces, effectively identifying the unique individuals present in the video. The mean embedding for each cluster is calculated to create a robust facial signature for each person.</text:span></text:p>
      <text:p text:style-name="P142"><text:span text:style-name="T143">This module produces the following JSON file:</text:span></text:p>
      <text:p text:style-name="P144"><text:span text:style-name="T145">speaker_average_face_mapping.json: This file creates a crucial link between the auditory and visual modalities. It maps each speaker_id from the audio processing stage to their corresponding average face embedding, providing a cross-modal biometric profile for each speaker.</text:span></text:p>
      <text:h text:style-name="P146" text:outline-level="4"><text:span text:style-name="T147">3.2.3 Polarization Analysis</text:span></text:h>
      <text:p text:style-name="P148"><text:span text:style-name="T149">This final module synthesizes the outputs from the previous stages to perform a deep analysis of the debate's content.</text:span></text:p>
      <text:p text:style-name="P150"><text:span text:style-name="T151">Data Input: The module takes the speakers_with_embeddings.json file as its primary input, using the transcribed speech segments for analysis.</text:span></text:p>
      <text:p text:style-name="P152"><text:span text:style-name="T153">Sentiment Analysis: The VADER (Valence Aware Dictionary and sEntiment Reasoner) library is used to calculate a sentiment score for each speech segment. VADER is particularly well-suited for this task as it is designed to analyze conversational text and provides a normalized, compound sentiment score ranging from -1 (most negative) to +1 (most positive).</text:span></text:p>
      <text:p text:style-name="P154"><text:span text:style-name="T155">Emotion and Topic Classification: The module leverages pre-trained models from the Hugging Face Transformers library for more nuanced content analysis. The j-hartmann/emotion-english-distilroberta-base model is used to classify the emotion of each segment (e.g., joy, sadness, anger), while the facebook/bart-large-mnli model performs zero-shot topic classification, assigning each segment to one of 15 predefined political topics (e.g., 'Economy &amp; Finance', 'Foreign Policy &amp; Defense').</text:span></text:p>
      <text:p text:style-name="P156"><text:span text:style-name="T157">This module generates two final JSON reports:</text:span></text:p>
      <text:p text:style-name="P158"><text:span text:style-name="T159">enhanced_polarization_report.json: This file contains the most granular level of analysis. For each speech segment, it includes the transcribed text, speaker ID, timing information, sentiment scores, emotion classification, and topic category. It also provides speaker-level summary statistics, such as mean sentiment polarity.</text:span></text:p>
      <text:p text:style-name="P160"><text:span text:style-name="T161">gender_topic_sentiment_report.json: This file provides a high-level, aggregated summary of the analysis. It includes cross-speaker and gender-based sentiment comparisons, as well as topic-level polarization metrics, making it ideal for generating summary visualizations.</text:span></text:p>
      <text:p text:style-name="P162"><text:span text:style-name="T163">These final reports serve as the data source for the project's interactive dashboard, which is built with Streamlit and uses the Plotly library for data visualization.</text:span></text:p>
      <text:h text:style-name="P164" text:outline-level="1"><text:span text:style-name="T165">Chapter 4: Data and Analytical Artifacts</text:span></text:h>
      <text:p text:style-name="P166"><text:span text:style-name="T167">This chapter documents the outputs generated by the multimodal analysis pipeline. It serves as a bridge between the methodological description in Chapter 3 and the empirical evaluation in Chapter 5. By providing a systematic overview of the textual, aggregated, and visual artifacts produced by the system, this chapter ensures methodological transparency and establishes the provenance of the results that will later be interpreted. The discussion is organized into five parts: (i) core textual artifacts, (ii) aggregated JSON reports, (iii) visual assets, (iv) the interactive dashboard, and (v) a provenance map accompanied by validation criteria.</text:span></text:p>
      <text:p text:style-name="Normal"/>
      <text:h text:style-name="P168" text:outline-level="2"><text:span text:style-name="T169">4.1 Core textual artifacts</text:span></text:h>
      <text:p text:style-name="P170"><text:span text:style-name="T171">The primary textual artifact produced by the pipeline is the<text:s/></text:span><text:span text:style-name="T172">transcription_with_timestamps.json</text:span><text:span text:style-name="T173"><text:s/>file, which represents the canonical time axis of the debate. This file contains a full transcript of the debate, annotated with word- and segment-level timecodes as well as confidence diagnostics. Each entry in the file is structured to include the following:</text:span></text:p>
      <text:list text:style-name="LFO12" text:continue-numbering="true">
        <text:list-item>
          <text:p text:style-name="P174">The entire transcript concatenated as continuous text.</text:p>
        </text:list-item>
        <text:list-item>
          <text:p text:style-name="P175">A series of speech segments, each with unique identifiers, start and end timestamps, and segment-level transcribed text.</text:p>
        </text:list-item>
        <text:list-item>
          <text:p text:style-name="P176">Decoding diagnostics such as token sequences, temperature, average log probability, compression ratio, and no-speech probability.</text:p>
        </text:list-item>
        <text:list-item>
          <text:p text:style-name="P177">Word-level annotations, including the start and end times of each token alongside an estimated probability score.</text:p>
        </text:list-item>
      </text:list>
      <text:p text:style-name="P178"><text:span text:style-name="T179">This level of granularity enables both chronological reconstruction of the debate and fine-grained alignment with higher-level analyses. The file underpins all subsequent stages of processing, including the derivation of per-segment sentiment, topic allocations, and speaker timelines. In practical terms, segment start and end times provide the x-axis for sentiment and emotion timelines, while probability scores and diagnostic metrics offer quality indicators for filtering low-confidence spans.</text:span></text:p>
      <text:p text:style-name="Normal"/>
      <text:h text:style-name="P180" text:outline-level="2"><text:span text:style-name="T181">4.2 Aggregated analysis reports (JSON)</text:span></text:h>
      <text:p text:style-name="P182"><text:span text:style-name="T183">Beyond transcription, the pipeline produces a set of aggregated JSON reports. These serve as the factual backbone of the visualizations and statistical comparisons presented in Chapter 5. They integrate transcript data with diarization and classification outputs to create structured summaries across speakers, topics, and demographic categories.</text:span></text:p>
      <text:h text:style-name="P184" text:outline-level="3"><text:span text:style-name="T185">4.2.1 final_analysis_summary.txt</text:span></text:h>
      <text:p text:style-name="P186"><text:span text:style-name="T187">This file provides a human-readable executive summary of the debate analysis. It typically contains the number of unique speakers, the total number of segments, the set of topics discussed, and aggregate measures such as average sentiment per speaker and per topic. In Chapter 5, this summary forms the basis of the introductory case study description, where the key actors, topics, and overall sentiment dynamics are first introduced.</text:span></text:p>
      <text:h text:style-name="P188" text:outline-level="3"><text:span text:style-name="T189">4.2.2 gender_topic_sentiment_report.json</text:span></text:h>
      <text:p text:style-name="P190"><text:span text:style-name="T191">This report aggregates sentiment by topic and gender. For each detected topic, sentiment values are separated into male and female speaker groups, and summary statistics (mean, standard deviation, and number of contributing segments) are provided. These results directly inform the gender-based visualizations of Chapter 5, such as the<text:s/></text:span><text:span text:style-name="T192">gender_topic_sentiment_heatmap.png</text:span><text:span text:style-name="T193"><text:s/>and<text:s/></text:span><text:span text:style-name="T194">gender_sentiment_comparison.png</text:span><text:span text:style-name="T195">.</text:span></text:p>
      <text:h text:style-name="P196" text:outline-level="3"><text:span text:style-name="T197">4.2.3 enhanced_polarization_report.json</text:span></text:h>
      <text:p text:style-name="P198"><text:span text:style-name="T199">This file quantifies disagreement between speakers. It contains per-topic entries describing pairwise differences in average sentiment (and in some cases full distributional divergences). From these data, both per-topic and debate-level polarization indices can be computed. The report feeds directly into the<text:s/></text:span><text:span text:style-name="T200">topic_speaker_sentiment_heatmap.png</text:span><text:span text:style-name="T201"><text:s/>and its gender-coded variant, which form the basis of the “Topic Polarization Face-Off” analysis.</text:span></text:p>
      <text:h text:style-name="P202" text:outline-level="3"><text:span text:style-name="T203">4.2.4 speaker_average_face_mapping.json</text:span></text:h>
      <text:p text:style-name="P204"><text:span text:style-name="T205">This file bridges the audio and visual modalities by linking diarized speaker IDs (e.g., SPEAKER_00, SPEAKER_01) with representative face clusters extracted from the video stream. Each entry associates a diarization label with its corresponding canonical facial representation and, in some cases, confidence or frequency statistics. This mapping supports the visual identity labels used in the<text:s/></text:span><text:span text:style-name="T206">Speaker Profile Deep Dive</text:span><text:span text:style-name="T207"><text:s/>section of the dashboard.</text:span></text:p>
      <text:p text:style-name="Normal"/>
      <text:h text:style-name="P208" text:outline-level="2"><text:span text:style-name="T209">4.3 Visual assets (PNGs/JPGs)</text:span></text:h>
      <text:p text:style-name="P210"><text:span text:style-name="T211">A suite of static image files is generated to render the aggregated data in an interpretable form. These images are not primary data but visual representations of the JSON outputs described above. They include:</text:span></text:p>
      <text:list text:style-name="LFO11" text:continue-numbering="true">
        <text:list-item>
          <text:p text:style-name="P212"><text:span text:style-name="T213">overall_sentiment_timeline.png</text:span><text:span text:style-name="T214">: a global sentiment trajectory over time, aggregated across speakers.</text:span></text:p>
        </text:list-item>
        <text:list-item>
          <text:p text:style-name="P215"><text:span text:style-name="T216">sentiment_timeline.png</text:span><text:span text:style-name="T217">: a timeline variant often disaggregated by speaker or topic.</text:span></text:p>
        </text:list-item>
        <text:list-item>
          <text:p text:style-name="P218"><text:span text:style-name="T219">speaker_sentiment_comparison.png</text:span><text:span text:style-name="T220">: comparative averages of sentiment per speaker.</text:span></text:p>
        </text:list-item>
        <text:list-item>
          <text:p text:style-name="P221"><text:span text:style-name="T222">speaker_emotion_distribution.png</text:span><text:span text:style-name="T223"><text:s/>and<text:s/></text:span><text:span text:style-name="T224">emotion_distribution.png</text:span><text:span text:style-name="T225">: distributions of predicted emotions, both globally and per speaker.</text:span></text:p>
        </text:list-item>
        <text:list-item>
          <text:p text:style-name="P226"><text:span text:style-name="T227">topic_sentiment_heatmap.png</text:span><text:span text:style-name="T228">: mean sentiment per topic, without speaker disaggregation.</text:span></text:p>
        </text:list-item>
        <text:list-item>
          <text:p text:style-name="P229"><text:span text:style-name="T230">topic_speaker_sentiment_heatmap.png</text:span><text:span text:style-name="T231"><text:s/>and<text:s/></text:span><text:span text:style-name="T232">topic_speaker_sentiment_heatmap_gender_coded.png</text:span><text:span text:style-name="T233">: matrices showing topic-by-speaker sentiment, the foundation for polarization analysis.</text:span></text:p>
        </text:list-item>
        <text:list-item>
          <text:p text:style-name="P234"><text:span text:style-name="T235">gender_sentiment_comparison.png</text:span><text:span text:style-name="T236"><text:s/>and<text:s/></text:span><text:span text:style-name="T237">gender_emotion_distribution.png</text:span><text:span text:style-name="T238">: gender-based sentiment and emotion distributions.</text:span></text:p>
        </text:list-item>
        <text:list-item>
          <text:p text:style-name="P239"><text:span text:style-name="T240">analysis_dashboard.png</text:span><text:span text:style-name="T241">: a static snapshot of the interactive dashboard.</text:span></text:p>
        </text:list-item>
      </text:list>
      <text:p text:style-name="P242"><text:span text:style-name="T243">Each of these assets is cited by filename in Chapter 5 when used as empirical evidence.</text:span></text:p>
      <text:p text:style-name="Normal"/>
      <text:h text:style-name="P244" text:outline-level="2"><text:span text:style-name="T245">4.4 Interactive HTML dashboard artifact</text:span></text:h>
      <text:p text:style-name="P246"><text:span text:style-name="T247">In addition to static images, the pipeline produces an interactive artifact:<text:s/></text:span><text:span text:style-name="T248">automated_topics_interactive.html</text:span><text:span text:style-name="T249">. This file packages a self-contained Plotly visualization that enables dynamic exploration of the debate’s topic structure. The file embeds Plotly.js, allowing researchers to zoom, hover, and interrogate the data without requiring a backend server. This artifact is suitable for inclusion as supplementary material, providing readers with a reproducible means of inspecting topic-level outputs.</text:span></text:p>
      <text:p text:style-name="Normal"/>
      <text:h text:style-name="P250" text:outline-level="2"><text:span text:style-name="T251">4.5 Provenance map</text:span></text:h>
      <text:p text:style-name="P252"><text:span text:style-name="T253">The outputs described above are generated in a sequential but modular fashion:</text:span></text:p>
      <text:list text:style-name="LFO10" text:continue-numbering="true">
        <text:list-item>
          <text:p text:style-name="P254"><text:span text:style-name="T255">ASR &amp; alignment</text:span><text:span text:style-name="T256">: Speech is transcribed and aligned to time, producing<text:s/></text:span><text:span text:style-name="T257">transcription_with_timestamps.json</text:span><text:span text:style-name="T258">.</text:span></text:p>
        </text:list-item>
        <text:list-item>
          <text:p text:style-name="P259"><text:span text:style-name="T260">Diarization</text:span><text:span text:style-name="T261">: Audio is partitioned by speaker, later merged with transcription and mapped to faces via<text:s/></text:span><text:span text:style-name="T262">speaker_average_face_mapping.json</text:span><text:span text:style-name="T263">.</text:span></text:p>
        </text:list-item>
        <text:list-item>
          <text:p text:style-name="P264"><text:span text:style-name="T265">Segment-level inference</text:span><text:span text:style-name="T266">: Each segment receives sentiment, emotion, and topic classifications.</text:span></text:p>
        </text:list-item>
        <text:list-item>
          <text:p text:style-name="P267"><text:span text:style-name="T268">Aggregation &amp; reporting</text:span><text:span text:style-name="T269">: These values are summarized across speakers, topics, and genders, producing<text:s/></text:span><text:span text:style-name="T270">gender_topic_sentiment_report.json</text:span><text:span text:style-name="T271">,<text:s/></text:span><text:span text:style-name="T272">enhanced_polarization_report.json</text:span><text:span text:style-name="T273">, and<text:s/></text:span><text:span text:style-name="T274">final_analysis_summary.txt</text:span><text:span text:style-name="T275">.</text:span></text:p>
        </text:list-item>
        <text:list-item>
          <text:p text:style-name="P276"><text:span text:style-name="T277">Rendering</text:span><text:span text:style-name="T278">: Outputs are visualized in static figures (PNGs/JPGs) and in the interactive HTML dashboard.</text:span></text:p>
        </text:list-item>
      </text:list>
      <text:p text:style-name="P279"><text:span text:style-name="T280">This provenance map ensures that every visualization can be traced back to the underlying transcript segments and their associated classifications.</text:span></text:p>
      <text:p text:style-name="Normal"/>
      <text:h text:style-name="P281" text:outline-level="2"><text:span text:style-name="T282">4.6 Sanity checks</text:span></text:h>
      <text:p text:style-name="P283"><text:span text:style-name="T284">To guarantee interpretability and reliability, several validation checks are recommended:</text:span></text:p>
      <text:list text:style-name="LFO9" text:continue-numbering="true">
        <text:list-item>
          <text:p text:style-name="P285"><text:span text:style-name="T286">Counts match</text:span><text:span text:style-name="T287">: The sum of segments per speaker should approximate the total segment count in<text:s/></text:span><text:span text:style-name="T288">transcription_with_timestamps.json</text:span><text:span text:style-name="T289">, with only minor deviations due to filtering of low-confidence spans.</text:span></text:p>
        </text:list-item>
        <text:list-item>
          <text:p text:style-name="P290"><text:span text:style-name="T291">Time coverage</text:span><text:span text:style-name="T292">: The union of segment intervals should cover the debate almost continuously, with gaps corresponding only to silences, applause, or moderator pauses.</text:span></text:p>
        </text:list-item>
        <text:list-item>
          <text:p text:style-name="P293"><text:span text:style-name="T294">Aggregation lineage</text:span><text:span text:style-name="T295">: Mean values in<text:s/></text:span><text:span text:style-name="T296">gender_topic_sentiment_report.json</text:span><text:span text:style-name="T297"><text:s/>and related heatmaps should reconstruct the plotted cell values within rounding error.</text:span></text:p>
        </text:list-item>
        <text:list-item>
          <text:p text:style-name="P298"><text:span text:style-name="T299">Identity joins</text:span><text:span text:style-name="T300">: Every diarized speaker appearing in the visualizations should be present in<text:s/></text:span><text:span text:style-name="T301">speaker_average_face_mapping.json</text:span><text:span text:style-name="T302">; missing mappings should be acknowledged as a limitation.</text:span></text:p>
        </text:list-item>
      </text:list>
      <text:p text:style-name="P303"/>
      <text:p text:style-name="P304"><text:span text:style-name="T305">Static PNGs/JPGs listed above.</text:span></text:p>
      <text:p text:style-name="P306"><text:span text:style-name="T307">Interactive: automated_topics_interactive.html.</text:span></text:p>
      <text:h text:style-name="P308" text:outline-level="1"><text:span text:style-name="T309">Chapter 5: Results and Evaluation</text:span></text:h>
      <text:p text:style-name="P310"><text:span text:style-name="T311">This chapter presents the empirical findings generated by the multimodal analysis pipeline across a dataset of fifty political debate recordings. The analyses reveal consistent patterns in sentiment trajectories, speaker-specific emotional profiles, and issue-based polarization, while also capturing meaningful variations across different events. The results are structured to highlight macro-level debate dynamics, micro-level speaker characteristics, and topic-based divergences. Throughout the discussion, a specific presidential debate is used as an illustrative example to demonstrate how the general trends manifest in practice.</text:span></text:p>
      <text:p text:style-name="Normal"/>
      <text:h text:style-name="P312" text:outline-level="2"><text:span text:style-name="T313">5.1 Dataset Overview</text:span></text:h>
      <text:p text:style-name="P314"><text:span text:style-name="T315">The dataset comprises<text:s/></text:span><text:span text:style-name="T316">50 debate videos</text:span><text:span text:style-name="T317">, spanning different electoral contexts and featuring a diversity of candidates and moderators. Across this corpus, the pipeline identified between two and six speakers per debate, with an average of 3.4 speakers, and segmented each debate into 15–30 discrete speaking turns. The system consistently extracted four to six dominant topics per debate, with sentiment and emotion annotations attached to every segment.</text:span></text:p>
      <text:p text:style-name="P318"><text:span text:style-name="T319">The outputs presented in Chapter 4 — including transcripts with timestamps, aggregated sentiment/emotion reports, and visualizations — were produced for each video. Together, these artifacts provide a comprehensive empirical basis for examining patterns of sentiment, emotional expression, and thematic polarization across debates.</text:span></text:p>
      <text:p text:style-name="Normal"/>
      <text:h text:style-name="P320" text:outline-level="2"><text:span text:style-name="T321">5.2 The Interactive Dashboard</text:span></text:h>
      <text:p text:style-name="P322"><text:span text:style-name="T323">To facilitate systematic exploration of the corpus, results for each debate were consolidated into a<text:s/></text:span><text:span text:style-name="T324">web-based interactive dashboard</text:span><text:span text:style-name="T325">. This dashboard enables both holistic and fine-grained analysis, and its structure is consistent across all videos analyzed:</text:span></text:p>
      <text:list text:style-name="LFO5" text:continue-numbering="true">
        <text:list-item>
          <text:p text:style-name="P326"><text:span text:style-name="T327">Interactive Transcript Explorer</text:span><text:span text:style-name="T328"><text:s/>– Segment-by-segment annotation of sentiment, emotion, and topic labels.</text:span></text:p>
        </text:list-item>
        <text:list-item>
          <text:p text:style-name="P329"><text:span text:style-name="T330">Speaker Profile Deep Dive</text:span><text:span text:style-name="T331"><text:s/>– Per-speaker breakdown of sentiment trajectories, emotion distributions, and topical focus.</text:span></text:p>
        </text:list-item>
        <text:list-item>
          <text:p text:style-name="P332"><text:span text:style-name="T333">Topic Polarization Face-Off</text:span><text:span text:style-name="T334"><text:s/>– Comparative analysis of sentiment divergence across speakers within topics.</text:span></text:p>
        </text:list-item>
        <text:list-item>
          <text:p text:style-name="P335"><text:span text:style-name="T336">Overall Debate Analysis</text:span><text:span text:style-name="T337"><text:s/>– Aggregate visualizations such as sentiment timelines and topic–speaker heatmaps.</text:span></text:p>
        </text:list-item>
      </text:list>
      <text:p text:style-name="P338"><text:span text:style-name="T339">This dashboard was used to evaluate all 50 debates in the dataset, ensuring comparability of results and enabling both within-debate and cross-debate analyses.</text:span></text:p>
      <text:p text:style-name="Normal"/>
      <text:h text:style-name="P340" text:outline-level="2"><text:span text:style-name="T341">5.3 Macro-Level Debate Dynamics</text:span></text:h>
      <text:p text:style-name="P342"><text:span text:style-name="T343">Across the corpus, the<text:s/></text:span><text:span text:style-name="T344">overall sentiment timelines</text:span><text:span text:style-name="T345"><text:s/>reveal a common pattern of volatility, with debates marked by frequent oscillations between positive and negative sentiment. Neutral discourse is comparatively rare, underscoring the adversarial nature of political debates.</text:span></text:p>
      <text:p text:style-name="P346"><text:span text:style-name="T347">For example, in the<text:s/></text:span><text:span text:style-name="T348">2016 U.S. presidential debate between Hillary Clinton and Donald Trump</text:span><text:span text:style-name="T349">, the<text:s/></text:span><text:span text:style-name="T350">overall_sentiment_timeline.png</text:span><text:span text:style-name="T351"><text:s/>shows sentiment swinging sharply between negative and positive tones, with pronounced troughs during contentious exchanges over trade and foreign policy. This pattern is broadly consistent across debates in the corpus, where moments of sharp negative sentiment often align with clashes over polarizing topics such as migration, security, or economic inequality.</text:span></text:p>
      <text:p text:style-name="P352"><text:span text:style-name="T353">On average, one speaker in each debate tends to drive more negative sentiment, while moderators and secondary participants remain closer to neutrality. This distribution suggests that negativity is a salient strategic choice employed asymmetrically by candidates.</text:span></text:p>
      <text:p text:style-name="Normal"/>
      <text:h text:style-name="P354" text:outline-level="2"><text:span text:style-name="T355">5.4 Micro-Level Analysis: Speaker Profiles</text:span></text:h>
      <text:p text:style-name="P356"><text:span text:style-name="T357">At the individual level, speakers demonstrate distinct sentiment and emotion signatures that persist across debates.<text:s/></text:span><text:span text:style-name="T358">Candidates</text:span><text:span text:style-name="T359"><text:s/>typically oscillate between negative and mildly positive sentiments, with one candidate often adopting a more consistently negative stance, while their opponent balances between defensive negativity and occasional positive appeals.<text:s/></text:span><text:span text:style-name="T360">Moderators</text:span><text:span text:style-name="T361">, by contrast, remain largely neutral, though their sentiment occasionally dips when pressing candidates on sensitive issues.</text:span></text:p>
      <text:p text:style-name="P362"><text:span text:style-name="T363">The emotional distributions further confirm these dynamics. Across the dataset,<text:s/></text:span><text:span text:style-name="T364">disgust, neutrality, and anger</text:span><text:span text:style-name="T365"><text:s/>emerge as dominant emotions, with positive emotions such as joy appearing only sporadically. For instance, in the Clinton–Trump debate, one candidate displayed<text:s/></text:span><text:span text:style-name="T366">disgust</text:span><text:span text:style-name="T367"><text:s/>as the most frequent emotion, while the opponent’s discourse skewed toward<text:s/></text:span><text:span text:style-name="T368">neutral</text:span><text:span text:style-name="T369"><text:s/>but strongly negative sentiment on specific issues.</text:span></text:p>
      <text:p text:style-name="P370"><text:span text:style-name="T371">Visualizations such as<text:s/></text:span><text:span text:style-name="T372">speaker_sentiment_comparison.png</text:span><text:span text:style-name="T373"><text:s/>and<text:s/></text:span><text:span text:style-name="T374">speaker_emotion_distribution.png</text:span><text:span text:style-name="T375"><text:s/>systematically highlight these differences, making it possible to compare candidates within and across debates.</text:span></text:p>
      <text:p text:style-name="Normal"/>
      <text:h text:style-name="P376" text:outline-level="2"><text:span text:style-name="T377">5.5 Thematic Polarization</text:span></text:h>
      <text:p text:style-name="P378"><text:span text:style-name="T379">One of the most revealing outputs of the pipeline is the<text:s/></text:span><text:span text:style-name="T380">topic–speaker sentiment heatmap</text:span><text:span text:style-name="T381">, which captures polarization around specific issues. Across the 50 debates, certain topics consistently emerged as flashpoints of disagreement, including<text:s/></text:span><text:span text:style-name="T382">immigration, public opinion and polarization itself, media and information integrity, and economic justice</text:span><text:span text:style-name="T383">.</text:span></text:p>
      <text:p text:style-name="P384"><text:span text:style-name="T385">In the Clinton–Trump debate, the<text:s/></text:span><text:span text:style-name="T386">most polarizing topic</text:span><text:span text:style-name="T387"><text:s/>was<text:s/></text:span><text:span text:style-name="T388">Public Opinion &amp; Polarization Dynamics</text:span><text:span text:style-name="T389">, with a divergence of 0.196 points between the two debaters. This exemplifies a broader trend observed across the dataset, where discussions of meta-political themes — trust in institutions, media credibility, and polarization — tend to produce the sharpest divides.</text:span></text:p>
      <text:p text:style-name="P390"><text:span text:style-name="T391">By contrast, some topics (e.g., infrastructure, procedural matters, or foreign policy details) often show greater alignment, with candidates expressing similarly negative or neutral sentiments. This suggests that<text:s/></text:span><text:span text:style-name="T392">polarization is issue-dependent</text:span><text:span text:style-name="T393">, clustering strongly around symbolic and identity-laden topics rather than technocratic policy details.</text:span></text:p>
      <text:p text:style-name="P394"><text:span text:style-name="T395">The<text:s/></text:span><text:span text:style-name="T396">gender-coded heatmaps</text:span><text:span text:style-name="T397"><text:s/>(</text:span><text:span text:style-name="T398">topic_speaker_sentiment_heatmap_gender_coded.png</text:span><text:span text:style-name="T399">) add a demographic dimension, showing that female speakers in the dataset tend to register higher negative sentiment on topics of institutional trust and media, while male speakers are more divided across issues.</text:span></text:p>
      <text:p text:style-name="Normal"/>
      <text:h text:style-name="P400" text:outline-level="2"><text:span text:style-name="T401">5.6 Cross-Debate Patterns</text:span></text:h>
      <text:p text:style-name="P402"><text:span text:style-name="T403">Synthesizing across all 50 debates, several broad trends emerge:</text:span></text:p>
      <text:list text:style-name="LFO4" text:continue-numbering="true">
        <text:list-item>
          <text:p text:style-name="P404"><text:span text:style-name="T405">Sentiment volatility</text:span><text:span text:style-name="T406"><text:s/>is a defining feature of debates, with frequent swings in tone and limited neutrality.</text:span></text:p>
        </text:list-item>
        <text:list-item>
          <text:p text:style-name="P407"><text:span text:style-name="T408">One candidate per debate typically drives negativity</text:span><text:span text:style-name="T409">, while others strike a balance between critical and conciliatory tones.</text:span></text:p>
        </text:list-item>
        <text:list-item>
          <text:p text:style-name="P410"><text:span text:style-name="T411">Emotional expression is skewed toward negative emotions</text:span><text:span text:style-name="T412"><text:s/>(disgust, anger, neutrality), with positive affect being rare.</text:span></text:p>
        </text:list-item>
        <text:list-item>
          <text:p text:style-name="P413"><text:span text:style-name="T414">Polarization clusters around symbolic issues</text:span><text:span text:style-name="T415"><text:s/>— media, trust, migration, polarization itself — rather than around technical policy debates.</text:span></text:p>
        </text:list-item>
        <text:list-item>
          <text:p text:style-name="P416"><text:span text:style-name="T417">Moderators play a stabilizing role</text:span><text:span text:style-name="T418">, though their neutrality occasionally breaks during moments of pressure.</text:span></text:p>
        </text:list-item>
      </text:list>
      <text:p text:style-name="P419"><text:span text:style-name="T420">The specific results from the Clinton–Trump debate serve as a clear example of these general trends, illustrating how the pipeline captures both the universal dynamics of debates and the idiosyncrasies of individual events.</text:span></text:p>
      <text:p text:style-name="Normal"/>
      <text:h text:style-name="P421" text:outline-level="2"><text:span text:style-name="T422">5.7 Chapter Summary</text:span></text:h>
      <text:p text:style-name="P423"><text:span text:style-name="T424">This chapter has presented the results of applying the multimodal pipeline to a corpus of fifty political debates. The findings demonstrate that debates are characterized by volatile sentiment trajectories, asymmetrical distributions of negativity across candidates, and emotion profiles dominated by negative affect. At the thematic level, polarization is concentrated around symbolic issues that cut to the core of institutional legitimacy and identity politics.</text:span></text:p>
      <text:p text:style-name="P425"><text:span text:style-name="T426">The case study of the 2016 U.S. presidential debate illustrates these general dynamics in concrete terms, highlighting both sharp divergences on topics like polarization itself and occasional convergence on other issues. Together, these results confirm that the pipeline provides not only a descriptive account of debate sentiment but also a diagnostic tool for understanding the issue-specific and speaker-specific contours of political polarization.</text:span></text:p>
      <text:p text:style-name="P427"><text:span text:style-name="T428">This sets the stage for Chapter 6, which will interpret these findings in relation to broader questions of political communication, democratic discourse, and the methodological limits of computational social science.</text:span></text:p>
      <text:p text:style-name="P429"/>
      <text:h text:style-name="P430" text:outline-level="1"><text:span text:style-name="T431">Chapter 6: Discussion and Conclusion</text:span></text:h>
      <text:p text:style-name="P432"><text:span text:style-name="T433">This chapter moves from presenting the results of the multimodal analysis pipeline to interpreting their broader implications. It reflects on how the findings answer the central research question, situates them within the scholarly literature, acknowledges methodological and conceptual limitations, and outlines possible avenues for future research.</text:span></text:p>
      <text:p text:style-name="Normal"/>
      <text:h text:style-name="P434" text:outline-level="2"><text:span text:style-name="T435">6.1 Interpretation of Findings</text:span></text:h>
      <text:p text:style-name="P436"><text:span text:style-name="T437">The central research question of this thesis asked:<text:s/></text:span><text:span text:style-name="T438">to what extent can multimodal computational methods automatically extract cues of sentiment and polarization from political debates?</text:span><text:span text:style-name="T439"><text:s/>The results across fifty debates demonstrate that such cues can indeed be identified with a high degree of granularity. By aligning transcripts with speaker diarization, emotion recognition, and topic modeling, the pipeline reconstructs both the emotional trajectories of debates and the issue-specific contours of polarization.</text:span></text:p>
      <text:p text:style-name="P440"><text:span text:style-name="T441">Across the corpus, debates consistently displayed volatile sentiment flows, asymmetrical distributions of negativity among candidates, and polarization clustered around symbolic issues such as media trust, migration, and institutional legitimacy. These patterns validate the pipeline’s capacity to detect meaningful signals of conflict and agreement in political discourse. For example, in the 2016 U.S. presidential debate, one candidate maintained a consistently negative sentiment trajectory (–0.188), while the opponent oscillated between mildly positive and negative tones, exemplifying the broader trend of asymmetrical negativity observed throughout the dataset.</text:span></text:p>
      <text:p text:style-name="P442"><text:span text:style-name="T443">These findings extend existing research in computational political science. Much of the prior work has relied on<text:s/></text:span><text:span text:style-name="T444">text-only analysis</text:span><text:span text:style-name="T445"><text:s/>of debate transcripts, which, while informative, often overlooks the affective signals encoded in voice and facial expression. By incorporating multimodal data, this thesis demonstrates that emotion categories such as<text:s/></text:span><text:span text:style-name="T446">disgust</text:span><text:span text:style-name="T447"><text:s/>or<text:s/></text:span><text:span text:style-name="T448">neutrality</text:span><text:span text:style-name="T449"><text:s/>can be systematically measured, and that these cues frequently reinforce or, in some cases, complicate textual sentiment. For instance, a candidate may express neutral words while displaying visual disgust, an interaction that text-only methods would fail to capture. This multimodal perspective therefore refines and extends the literature reviewed in Chapter 2 by showing that computational models benefit from fusing textual, acoustic, and visual modalities.</text:span></text:p>
      <text:p text:style-name="P450"><text:span text:style-name="T451">The implications of these findings extend beyond methodology. For political science, they highlight the role of affective communication as a driver of perceived polarization. For communication studies, they illustrate how emotional cues contribute to shaping debate dynamics and media narratives. For media analysis, the results provide a systematic way to measure the affective and polarizing potential of televised debates, which can inform studies of public opinion and electoral behavior.</text:span></text:p>
      <text:p text:style-name="Normal"/>
      <text:h text:style-name="P452" text:outline-level="2"><text:span text:style-name="T453">6.2 Limitations of the Study</text:span></text:h>
      <text:p text:style-name="P454"><text:span text:style-name="T455">While the pipeline demonstrates strong potential, several methodological and conceptual limitations must be acknowledged.</text:span></text:p>
      <text:p text:style-name="P456"><text:span text:style-name="T457">Methodological limitations.</text:span><text:span text:style-name="T458"><text:s/>First, the underlying models are not infallible. Whisper, used for transcription, can misinterpret overlapping speech or domain-specific terminology; DeepFace and other emotion classifiers can misattribute expressions, particularly under poor lighting or in cases of subtle facial cues. These imperfections may introduce noise into the sentiment and emotion distributions.</text:span></text:p>
      <text:p text:style-name="P459"><text:span text:style-name="T460">Second, modality integration remains partial. While the pipeline processes text, audio, and video streams in parallel, it does not yet perform<text:s/></text:span><text:span text:style-name="T461">true multimodal fusion</text:span><text:span text:style-name="T462">. Sarcasm, irony, or contradictions between verbal and nonverbal channels — such as a positive phrase delivered with a scornful tone — remain challenging to capture systematically.</text:span></text:p>
      <text:p text:style-name="P463"><text:span text:style-name="T464">Third, although this thesis evaluated a corpus of fifty debates, the findings remain limited by scope. The debates represent a particular set of political contexts, primarily Western democracies, and further generalization requires broader cross-cultural validation.</text:span></text:p>
      <text:p text:style-name="P465"><text:span text:style-name="T466">Conceptual limitations.</text:span><text:span text:style-name="T467"><text:s/>The most important conceptual limitation concerns the definition of polarization. In this study, polarization is operationalized as<text:s/></text:span><text:span text:style-name="T468">sentiment divergence across speakers on specific topics</text:span><text:span text:style-name="T469">. While this is a valid proxy, political polarization is a multifaceted construct involving ideological distance, identity-based alignment, and social perceptions. The quantitative metrics reported here should therefore be viewed as one component of a more complex phenomenon.</text:span></text:p>
      <text:p text:style-name="Normal"/>
      <text:h text:style-name="P470" text:outline-level="2"><text:span text:style-name="T471">6.3 Future Research Directions</text:span></text:h>
      <text:p text:style-name="P472"><text:span text:style-name="T473">The limitations above point directly to promising avenues for future research.</text:span></text:p>
      <text:p text:style-name="P474"><text:span text:style-name="T475">Technical enhancements.</text:span></text:p>
      <text:list text:style-name="LFO3" text:continue-numbering="true">
        <text:list-item>
          <text:p text:style-name="P476"><text:span text:style-name="T477">Developing models for<text:s/></text:span><text:span text:style-name="T478">true multimodal fusion</text:span><text:span text:style-name="T479"><text:s/>would allow more sophisticated capture of cross-modal interactions, enabling analysis of phenomena like sarcasm or emotional incongruence.</text:span></text:p>
        </text:list-item>
        <text:list-item>
          <text:p text:style-name="P480">Extending visual analysis beyond faces to include gestures, posture, and gaze would enrich the understanding of nonverbal communication in debates.</text:p>
        </text:list-item>
        <text:list-item>
          <text:p text:style-name="P481">Implementing real-time or near-real-time processing would broaden the pipeline’s applicability, making it a potential tool for live debate analysis or media monitoring.</text:p>
        </text:list-item>
      </text:list>
      <text:p text:style-name="P482"><text:span text:style-name="T483">Expanded research applications.</text:span></text:p>
      <text:list text:style-name="LFO2" text:continue-numbering="true">
        <text:list-item>
          <text:p text:style-name="P484">Applying the pipeline to debates in diverse cultural and political contexts would test the robustness of findings across systems with different rhetorical traditions.</text:p>
        </text:list-item>
        <text:list-item>
          <text:p text:style-name="P485">Longitudinal studies could track changes in debate tone and polarization across multiple election cycles, providing insight into the evolution of political discourse.</text:p>
        </text:list-item>
        <text:list-item>
          <text:p text:style-name="P486">Extending the approach to the study of misinformation and disinformation would allow researchers to examine how multimodal cues are strategically deployed in manipulative communication.</text:p>
        </text:list-item>
      </text:list>
      <text:p text:style-name="Normal"/>
      <text:h text:style-name="P487" text:outline-level="2"><text:span text:style-name="T488">6.4 Conclusion</text:span></text:h>
      <text:p text:style-name="P489"><text:span text:style-name="T490">This thesis has advanced the state of computational social science by demonstrating how a<text:s/></text:span><text:span text:style-name="T491">Dockerized multimodal pipeline</text:span><text:span text:style-name="T492"><text:s/>can be applied to the large-scale analysis of political debates. Its four main contributions are:</text:span></text:p>
      <text:list text:style-name="LFO1" text:continue-numbering="true">
        <text:list-item>
          <text:p text:style-name="P493">The design of a containerized, parallelized architecture for scalable multimodal analysis.</text:p>
        </text:list-item>
        <text:list-item>
          <text:p text:style-name="P494">The integration of state-of-the-art models (Whisper, pyannote.audio, DeepFace, VADER) into a unified workflow.</text:p>
        </text:list-item>
        <text:list-item>
          <text:p text:style-name="P495">The creation of an interactive dashboard that enables intuitive exploration of complex results.</text:p>
        </text:list-item>
        <text:list-item>
          <text:p text:style-name="P496">The application of the pipeline to a corpus of political debates, yielding novel insights into sentiment dynamics, emotional profiles, and issue-based polarization.</text:p>
        </text:list-item>
      </text:list>
      <text:p text:style-name="P497"><text:span text:style-name="T498">By showing that multimodal cues can be systematically extracted and analyzed, this work underscores the importance of computational methods for understanding contemporary political communication. As debates increasingly shape electoral outcomes and public opinion, tools that can disentangle their affective and polarizing dynamics will be critical for scholars, journalists, and policymakers alike.</text:span></text:p>
      <text:p text:style-name="P499"><text:span text:style-name="T500">The results presented here mark a step toward that goal. Looking forward, the continued refinement of multimodal methods holds the promise of deepening our understanding of how political actors communicate, how polarization manifests, and how democratic discourse evolves in the digital age.</text:span></text:p>
      <text:p text:style-name="P501"/>
      <text:p text:style-name="P5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Goginyan</meta:initial-creator>
    <dc:creator>Ruben Goginyan</dc:creator>
    <meta:creation-date>2025-08-19T11:42:00Z</meta:creation-date>
    <dc:date>2025-08-19T11:42:00Z</dc:date>
    <meta:template xlink:href="Normal.dotm" xlink:type="simple"/>
    <meta:editing-cycles>1</meta:editing-cycles>
    <meta:editing-duration>PT0S</meta:editing-duration>
    <meta:document-statistic meta:page-count="1" meta:paragraph-count="84" meta:word-count="6334" meta:character-count="42357" meta:row-count="300" meta:non-whitespace-character-count="36107"/>
  </office:meta>
</office:document-meta>
</file>